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officeooo:rsid="003d7a7a" officeooo:paragraph-rsid="003d7a7a"/>
    </style:style>
    <style:style style:name="P2" style:family="paragraph" style:parent-style-name="Text_20_body">
      <style:paragraph-properties fo:text-align="justify" style:justify-single-word="false"/>
      <style:text-properties officeooo:paragraph-rsid="00385958"/>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3fc3ce"/>
    </style:style>
    <style:style style:name="P5" style:family="paragraph" style:parent-style-name="Text_20_body">
      <style:paragraph-properties fo:text-align="justify" style:justify-single-word="false"/>
      <style:text-properties officeooo:paragraph-rsid="0058dc20"/>
    </style:style>
    <style:style style:name="P6" style:family="paragraph" style:parent-style-name="Text_20_body">
      <style:paragraph-properties fo:text-align="justify" style:justify-single-word="false"/>
      <style:text-properties officeooo:paragraph-rsid="00394e4e"/>
    </style:style>
    <style:style style:name="P7" style:family="paragraph" style:parent-style-name="Text_20_body">
      <style:paragraph-properties fo:text-align="justify" style:justify-single-word="false"/>
      <style:text-properties officeooo:paragraph-rsid="005cd9d9"/>
    </style:style>
    <style:style style:name="P8" style:family="paragraph" style:parent-style-name="Standard">
      <style:paragraph-properties fo:text-align="justify" style:justify-single-word="false"/>
      <style:text-properties officeooo:rsid="000ea58b" officeooo:paragraph-rsid="000ea58b"/>
    </style:style>
    <style:style style:name="P9" style:family="paragraph" style:parent-style-name="Standard">
      <style:paragraph-properties fo:text-align="center" style:justify-single-word="false"/>
      <style:text-properties style:font-name="Times New Roman" fo:font-size="14pt" fo:font-style="normal" fo:font-weight="normal" officeooo:paragraph-rsid="0050c79e"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style:font-name="Times New Roman" fo:font-size="14pt" fo:font-style="normal" fo:font-weight="normal" officeooo:rsid="0050c79e" officeooo:paragraph-rsid="0050c79e"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style:font-name="Times New Roman" fo:font-size="14pt" fo:font-style="normal" fo:font-weight="normal" officeooo:rsid="00554b36" officeooo:paragraph-rsid="00554b36" style:font-size-asian="14pt" style:font-style-asian="normal" style:font-weight-asian="normal" style:font-size-complex="14pt" style:font-style-complex="normal" style:font-weight-complex="normal"/>
    </style:style>
    <style:style style:name="P12" style:family="paragraph" style:parent-style-name="Text_20_body">
      <style:paragraph-properties fo:text-align="justify" style:justify-single-word="false"/>
      <style:text-properties style:font-name="Times New Roman" fo:font-size="14pt" fo:font-style="normal" fo:font-weight="normal" officeooo:paragraph-rsid="00580930" style:font-size-asian="14pt" style:font-style-asian="normal" style:font-weight-asian="normal" style:font-size-complex="14pt" style:font-style-complex="normal" style:font-weight-complex="normal"/>
    </style:style>
    <style:style style:name="P13" style:family="paragraph" style:parent-style-name="Text_20_body">
      <style:paragraph-properties fo:text-align="justify"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4" style:family="paragraph" style:parent-style-name="Text_20_body">
      <style:paragraph-properties fo:text-align="justify" style:justify-single-word="false"/>
      <style:text-properties style:font-name="Times New Roman" fo:font-size="14pt" fo:font-style="normal" fo:font-weight="normal" officeooo:paragraph-rsid="00504e3a" style:font-size-asian="14pt" style:font-style-asian="normal" style:font-weight-asian="normal" style:font-size-complex="14pt" style:font-style-complex="normal" style:font-weight-complex="normal"/>
    </style:style>
    <style:style style:name="P15" style:family="paragraph" style:parent-style-name="Text_20_body">
      <style:paragraph-properties fo:text-align="justify" style:justify-single-word="false"/>
      <style:text-properties style:font-name="Times New Roman" fo:font-size="14pt" fo:font-style="normal" fo:font-weight="normal" officeooo:paragraph-rsid="003f5194" style:font-size-asian="14pt" style:font-style-asian="normal" style:font-weight-asian="normal" style:font-size-complex="14pt" style:font-style-complex="normal" style:font-weight-complex="normal"/>
    </style:style>
    <style:style style:name="P16" style:family="paragraph" style:parent-style-name="Text_20_body">
      <style:paragraph-properties fo:text-align="justify" style:justify-single-word="false"/>
      <style:text-properties style:font-name="Times New Roman" fo:font-size="14pt" fo:font-style="normal" fo:font-weight="normal" officeooo:paragraph-rsid="00385958" style:font-size-asian="14pt" style:font-style-asian="normal" style:font-weight-asian="normal" style:font-size-complex="14pt" style:font-style-complex="normal" style:font-weight-complex="normal"/>
    </style:style>
    <style:style style:name="P17" style:family="paragraph" style:parent-style-name="Text_20_body">
      <style:paragraph-properties fo:text-align="justify" style:justify-single-word="false"/>
      <style:text-properties style:font-name="Times New Roman" fo:font-size="14pt" fo:font-style="normal" fo:font-weight="normal" officeooo:paragraph-rsid="000446a4" style:font-size-asian="14pt" style:font-style-asian="normal" style:font-weight-asian="normal" style:font-size-complex="14pt" style:font-style-complex="normal" style:font-weight-complex="normal"/>
    </style:style>
    <style:style style:name="P18" style:family="paragraph" style:parent-style-name="Text_20_body">
      <style:paragraph-properties fo:text-align="justify" style:justify-single-word="false"/>
      <style:text-properties style:font-name="Times New Roman" fo:font-size="14pt" fo:font-style="normal" fo:font-weight="normal" officeooo:paragraph-rsid="0035579b" style:font-size-asian="14pt" style:font-style-asian="normal" style:font-weight-asian="normal" style:font-size-complex="14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4pt" fo:font-style="normal" fo:font-weight="normal" officeooo:paragraph-rsid="003fc3ce" style:font-size-asian="14pt" style:font-style-asian="normal" style:font-weight-asian="normal" style:font-size-complex="14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4pt" fo:font-style="normal" fo:font-weight="normal" officeooo:paragraph-rsid="003d7a7a" style:font-size-asian="14pt" style:font-style-asian="normal" style:font-weight-asian="normal" style:font-size-complex="14pt" style:font-style-complex="normal" style:font-weight-complex="normal"/>
    </style:style>
    <style:style style:name="P21" style:family="paragraph" style:parent-style-name="Text_20_body">
      <style:paragraph-properties fo:text-align="justify" style:justify-single-word="false"/>
      <style:text-properties style:font-name="Times New Roman" fo:font-size="14pt" fo:font-style="normal" fo:font-weight="normal" officeooo:paragraph-rsid="00394e4e" style:font-size-asian="14pt" style:font-style-asian="normal" style:font-weight-asian="normal" style:font-size-complex="14pt" style:font-style-complex="normal" style:font-weight-complex="normal"/>
    </style:style>
    <style:style style:name="P22" style:family="paragraph" style:parent-style-name="Text_20_body">
      <style:paragraph-properties fo:text-align="justify" style:justify-single-word="false"/>
      <style:text-properties style:font-name="Times New Roman" fo:font-size="14pt" fo:font-style="normal" fo:font-weight="normal" officeooo:paragraph-rsid="00401a60" style:font-size-asian="14pt" style:font-style-asian="normal" style:font-weight-asian="normal" style:font-size-complex="14pt" style:font-style-complex="normal" style:font-weight-complex="normal"/>
    </style:style>
    <style:style style:name="P23" style:family="paragraph" style:parent-style-name="Text_20_body">
      <style:paragraph-properties fo:text-align="justify" style:justify-single-word="false"/>
      <style:text-properties style:font-name="Times New Roman" fo:font-size="14pt" fo:font-style="normal" fo:font-weight="normal" officeooo:paragraph-rsid="000c5eb5" style:font-size-asian="14pt" style:font-style-asian="normal" style:font-weight-asian="normal" style:font-size-complex="14pt" style:font-style-complex="normal" style:font-weight-complex="normal"/>
    </style:style>
    <style:style style:name="P24" style:family="paragraph" style:parent-style-name="Text_20_body">
      <style:paragraph-properties fo:text-align="justify" style:justify-single-word="false"/>
      <style:text-properties style:font-name="Times New Roman" fo:font-size="14pt" fo:font-style="normal" fo:font-weight="normal" officeooo:paragraph-rsid="00465720" style:font-size-asian="14pt" style:font-style-asian="normal" style:font-weight-asian="normal" style:font-size-complex="14pt" style:font-style-complex="normal" style:font-weight-complex="normal"/>
    </style:style>
    <style:style style:name="P25" style:family="paragraph" style:parent-style-name="Text_20_body">
      <style:paragraph-properties fo:text-align="justify" style:justify-single-word="false"/>
      <style:text-properties style:font-name="Times New Roman" fo:font-size="14pt" fo:font-style="normal" fo:font-weight="normal" officeooo:paragraph-rsid="003ea7fd" style:font-size-asian="14pt" style:font-style-asian="normal" style:font-weight-asian="normal" style:font-size-complex="14pt" style:font-style-complex="normal" style:font-weight-complex="normal"/>
    </style:style>
    <style:style style:name="P26" style:family="paragraph" style:parent-style-name="Text_20_body">
      <style:paragraph-properties fo:text-align="justify" style:justify-single-word="false"/>
      <style:text-properties style:font-name="Times New Roman" fo:font-size="14pt" fo:font-style="normal" fo:font-weight="normal" officeooo:paragraph-rsid="0049b450" style:font-size-asian="14pt" style:font-style-asian="normal" style:font-weight-asian="normal" style:font-size-complex="14pt" style:font-style-complex="normal" style:font-weight-complex="normal"/>
    </style:style>
    <style:style style:name="P27" style:family="paragraph" style:parent-style-name="Text_20_body">
      <style:paragraph-properties fo:text-align="justify" style:justify-single-word="false"/>
      <style:text-properties style:font-name="Times New Roman" fo:font-size="14pt" fo:font-style="normal" fo:font-weight="normal" officeooo:paragraph-rsid="0048623c" style:font-size-asian="14pt" style:font-style-asian="normal" style:font-weight-asian="normal" style:font-size-complex="14pt" style:font-style-complex="normal" style:font-weight-complex="normal"/>
    </style:style>
    <style:style style:name="P28" style:family="paragraph" style:parent-style-name="Text_20_body">
      <style:paragraph-properties fo:text-align="justify" style:justify-single-word="false"/>
      <style:text-properties style:font-name="Times New Roman" fo:font-size="14pt" fo:font-style="normal" fo:font-weight="normal" officeooo:paragraph-rsid="0054d6f6" style:font-size-asian="14pt" style:font-style-asian="normal" style:font-weight-asian="normal" style:font-size-complex="14pt" style:font-style-complex="normal" style:font-weight-complex="normal"/>
    </style:style>
    <style:style style:name="P29" style:family="paragraph" style:parent-style-name="Text_20_body">
      <style:paragraph-properties fo:text-align="justify" style:justify-single-word="false"/>
      <style:text-properties style:font-name="Times New Roman" fo:font-size="14pt" fo:font-style="normal" fo:font-weight="normal" officeooo:paragraph-rsid="0058dc20" style:font-size-asian="14pt" style:font-style-asian="normal" style:font-weight-asian="normal" style:font-size-complex="14pt" style:font-style-complex="normal" style:font-weight-complex="normal"/>
    </style:style>
    <style:style style:name="P30" style:family="paragraph" style:parent-style-name="Text_20_body">
      <style:paragraph-properties fo:text-align="end" style:justify-single-word="false"/>
      <style:text-properties style:font-name="Times New Roman" fo:font-size="14pt" fo:font-style="normal" fo:font-weight="normal" officeooo:paragraph-rsid="00229401" style:font-size-asian="14pt" style:font-style-asian="normal" style:font-weight-asian="normal" style:font-size-complex="14pt" style:font-style-complex="normal" style:font-weight-complex="normal"/>
    </style:style>
    <style:style style:name="P31" style:family="paragraph" style:parent-style-name="Text_20_body">
      <style:paragraph-properties fo:text-align="justify" style:justify-single-word="false"/>
      <style:text-properties style:font-name="Times New Roman" fo:font-size="14pt" fo:font-style="normal" fo:font-weight="normal" officeooo:rsid="00103ce5" officeooo:paragraph-rsid="00394e4e" style:font-size-asian="14pt" style:font-style-asian="normal" style:font-weight-asian="normal" style:font-size-complex="14pt" style:font-style-complex="normal" style:font-weight-complex="normal"/>
    </style:style>
    <style:style style:name="P32" style:family="paragraph" style:parent-style-name="Text_20_body">
      <style:paragraph-properties fo:text-align="justify" style:justify-single-word="false"/>
      <style:text-properties style:font-name="Times New Roman" fo:font-size="14pt" fo:font-style="normal" fo:font-weight="bold" officeooo:paragraph-rsid="00243847" style:font-size-asian="14pt" style:font-style-asian="normal" style:font-weight-asian="bold" style:font-size-complex="14pt" style:font-style-complex="normal" style:font-weight-complex="bold"/>
    </style:style>
    <style:style style:name="P33" style:family="paragraph" style:parent-style-name="Standard">
      <style:paragraph-properties fo:text-align="justify" style:justify-single-word="false"/>
      <style:text-properties style:font-name="Times New Roman" fo:font-size="14pt" officeooo:paragraph-rsid="000446a4" style:font-size-asian="14pt" style:font-size-complex="14pt"/>
    </style:style>
    <style:style style:name="P34" style:family="paragraph" style:parent-style-name="Text_20_body">
      <style:paragraph-properties fo:text-align="justify" style:justify-single-word="false"/>
      <style:text-properties style:font-name="Times New Roman" fo:font-size="14pt" officeooo:paragraph-rsid="00401a60" style:font-size-asian="14pt" style:font-size-complex="14pt"/>
    </style:style>
    <style:style style:name="P35" style:family="paragraph" style:parent-style-name="Text_20_body">
      <style:paragraph-properties fo:text-align="justify" style:justify-single-word="false"/>
      <style:text-properties style:font-name="Times New Roman" fo:font-size="14pt" style:font-size-asian="14pt" style:font-size-complex="14pt"/>
    </style:style>
    <style:style style:name="P36" style:family="paragraph" style:parent-style-name="Text_20_body">
      <style:paragraph-properties fo:text-align="justify" style:justify-single-word="false"/>
      <style:text-properties style:font-name="Times New Roman" fo:font-size="14pt" officeooo:paragraph-rsid="00419d73" style:font-size-asian="14pt" style:font-size-complex="14pt"/>
    </style:style>
    <style:style style:name="P37" style:family="paragraph" style:parent-style-name="Text_20_body">
      <style:paragraph-properties fo:text-align="justify" style:justify-single-word="false"/>
      <style:text-properties style:font-name="Times New Roman" fo:font-size="14pt" officeooo:paragraph-rsid="0042cf72" style:font-size-asian="14pt" style:font-size-complex="14pt"/>
    </style:style>
    <style:style style:name="P38" style:family="paragraph" style:parent-style-name="Text_20_body">
      <style:paragraph-properties fo:text-align="justify" style:justify-single-word="false"/>
      <style:text-properties style:font-name="Times New Roman" fo:font-size="14pt" officeooo:paragraph-rsid="0050c79e" style:font-size-asian="14pt" style:font-size-complex="14pt"/>
    </style:style>
    <style:style style:name="P39" style:family="paragraph" style:parent-style-name="Text_20_body">
      <style:paragraph-properties fo:text-align="justify" style:justify-single-word="false"/>
      <style:text-properties style:font-name="Times New Roman" fo:font-size="14pt" officeooo:paragraph-rsid="0044126e" style:font-size-asian="14pt" style:font-size-complex="14pt"/>
    </style:style>
    <style:style style:name="P40" style:family="paragraph" style:parent-style-name="Text_20_body">
      <style:paragraph-properties fo:text-align="justify" style:justify-single-word="false"/>
      <style:text-properties style:font-name="Times New Roman" fo:font-size="14pt" officeooo:paragraph-rsid="0026bf1a" style:font-size-asian="14pt" style:font-size-complex="14pt"/>
    </style:style>
    <style:style style:name="P41" style:family="paragraph" style:parent-style-name="Text_20_body">
      <style:paragraph-properties fo:text-align="justify" style:justify-single-word="false"/>
      <style:text-properties style:font-name="Times New Roman" fo:font-size="14pt" officeooo:paragraph-rsid="0035579b" style:font-size-asian="14pt" style:font-size-complex="14pt"/>
    </style:style>
    <style:style style:name="P42" style:family="paragraph" style:parent-style-name="Standard">
      <style:paragraph-properties fo:text-align="justify" style:justify-single-word="false"/>
      <style:text-properties style:font-name="Times New Roman" fo:font-size="14pt" officeooo:rsid="000ea58b" officeooo:paragraph-rsid="000ea58b" style:font-size-asian="14pt" style:font-size-complex="14pt"/>
    </style:style>
    <style:style style:name="P43" style:family="paragraph" style:parent-style-name="Standard">
      <style:paragraph-properties fo:text-align="justify" style:justify-single-word="false"/>
      <style:text-properties style:font-name="Times New Roman" fo:font-size="14pt" officeooo:rsid="001fc0d4" officeooo:paragraph-rsid="001fc0d4" style:font-size-asian="14pt" style:font-size-complex="14pt"/>
    </style:style>
    <style:style style:name="P44" style:family="paragraph" style:parent-style-name="Text_20_body">
      <style:paragraph-properties fo:line-height="115%" fo:text-align="justify" style:justify-single-word="false"/>
      <style:text-properties style:font-name="Times New Roman" fo:font-size="14pt" officeooo:paragraph-rsid="00419d73" style:font-size-asian="14pt" style:font-size-complex="14pt"/>
    </style:style>
    <style:style style:name="P45" style:family="paragraph" style:parent-style-name="Text_20_body">
      <style:paragraph-properties fo:line-height="115%" fo:text-align="justify" style:justify-single-word="false"/>
      <style:text-properties style:font-name="Times New Roman" fo:font-size="14pt" officeooo:paragraph-rsid="005b8a57" style:font-size-asian="14pt" style:font-size-complex="14pt"/>
    </style:style>
    <style:style style:name="P46" style:family="paragraph" style:parent-style-name="Text_20_body">
      <style:paragraph-properties fo:text-align="justify" style:justify-single-word="false"/>
      <style:text-properties style:font-name="Times New Roman" fo:font-size="14pt" officeooo:rsid="001cbf3c" officeooo:paragraph-rsid="0042cf72" style:font-size-asian="14pt" style:font-size-complex="14pt"/>
    </style:style>
    <style:style style:name="P47" style:family="paragraph" style:parent-style-name="Text_20_body">
      <style:paragraph-properties fo:text-align="justify" style:justify-single-word="false"/>
      <style:text-properties style:font-name="Times New Roman" fo:font-size="14pt" officeooo:rsid="00419d73" officeooo:paragraph-rsid="00419d73" style:font-size-asian="14pt" style:font-size-complex="14pt"/>
    </style:style>
    <style:style style:name="P48"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49" style:family="paragraph" style:parent-style-name="Text_20_body">
      <style:paragraph-properties fo:text-align="justify" style:justify-single-word="false"/>
      <style:text-properties style:font-name="Times New Roman" fo:font-size="14pt" fo:font-weight="normal" officeooo:paragraph-rsid="00504e3a" style:font-size-asian="14pt" style:font-weight-asian="normal" style:font-size-complex="14pt" style:font-weight-complex="normal"/>
    </style:style>
    <style:style style:name="P50" style:family="paragraph" style:parent-style-name="Text_20_body">
      <style:paragraph-properties fo:text-align="justify" style:justify-single-word="false"/>
      <style:text-properties style:font-name="Times New Roman" fo:font-size="14pt" fo:font-weight="normal" officeooo:paragraph-rsid="00419d73" style:font-size-asian="14pt" style:font-weight-asian="normal" style:font-size-complex="14pt" style:font-weight-complex="normal"/>
    </style:style>
    <style:style style:name="P51" style:family="paragraph" style:parent-style-name="Text_20_body">
      <style:paragraph-properties fo:text-align="justify" style:justify-single-word="false"/>
      <style:text-properties style:font-name="Times New Roman" fo:font-size="14pt" fo:font-weight="normal" officeooo:paragraph-rsid="0054d6f6" style:font-size-asian="14pt" style:font-weight-asian="normal" style:font-size-complex="14pt" style:font-weight-complex="normal"/>
    </style:style>
    <style:style style:name="P52" style:family="paragraph" style:parent-style-name="Text_20_body">
      <style:paragraph-properties fo:text-align="justify" style:justify-single-word="false"/>
      <style:text-properties style:font-name="Times New Roman" fo:font-size="14pt" fo:font-weight="normal" officeooo:paragraph-rsid="005e2304"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style:font-name="Times New Roman" fo:font-size="14pt" officeooo:rsid="000446a4" officeooo:paragraph-rsid="000446a4" style:font-size-asian="14pt" style:font-size-complex="14pt"/>
    </style:style>
    <style:style style:name="P54" style:family="paragraph" style:parent-style-name="Text_20_body">
      <style:paragraph-properties fo:text-align="justify" style:justify-single-word="false"/>
      <style:text-properties style:font-name="Times New Roman" fo:font-size="14pt" fo:font-style="normal" fo:font-weight="normal" officeooo:rsid="002cefc7" officeooo:paragraph-rsid="00554b36" style:font-size-asian="14pt" style:font-style-asian="normal" style:font-weight-asian="normal" style:font-size-complex="14pt" style:font-style-complex="normal" style:font-weight-complex="normal"/>
    </style:style>
    <style:style style:name="P55" style:family="paragraph" style:parent-style-name="Text_20_body">
      <style:paragraph-properties fo:text-align="justify" style:justify-single-word="false"/>
      <style:text-properties style:font-name="Times New Roman" fo:font-size="14pt" officeooo:paragraph-rsid="005e2304" style:font-size-asian="14pt" style:font-size-complex="14pt"/>
    </style:style>
    <style:style style:name="P56" style:family="paragraph" style:parent-style-name="Text_20_body">
      <style:paragraph-properties fo:text-align="justify" style:justify-single-word="false"/>
      <style:text-properties style:font-name="Times New Roman" fo:font-size="14pt" officeooo:rsid="00205078" officeooo:paragraph-rsid="005cd9d9" style:font-size-asian="14pt" style:font-size-complex="14pt"/>
    </style:style>
    <style:style style:name="T1" style:family="text">
      <style:text-properties officeooo:rsid="000446a4"/>
    </style:style>
    <style:style style:name="T2" style:family="text">
      <style:text-properties officeooo:rsid="00058b8e"/>
    </style:style>
    <style:style style:name="T3" style:family="text">
      <style:text-properties officeooo:rsid="00074970"/>
    </style:style>
    <style:style style:name="T4" style:family="text">
      <style:text-properties officeooo:rsid="00089056"/>
    </style:style>
    <style:style style:name="T5" style:family="text">
      <style:text-properties officeooo:rsid="000906c9"/>
    </style:style>
    <style:style style:name="T6" style:family="text">
      <style:text-properties officeooo:rsid="000993ca"/>
    </style:style>
    <style:style style:name="T7" style:family="text">
      <style:text-properties officeooo:rsid="000ae4ad"/>
    </style:style>
    <style:style style:name="T8" style:family="text">
      <style:text-properties officeooo:rsid="000c5eb5"/>
    </style:style>
    <style:style style:name="T9" style:family="text">
      <style:text-properties officeooo:rsid="000d8ddd"/>
    </style:style>
    <style:style style:name="T10" style:family="text">
      <style:text-properties officeooo:rsid="000e6da8"/>
    </style:style>
    <style:style style:name="T11" style:family="text">
      <style:text-properties officeooo:rsid="000ea58b"/>
    </style:style>
    <style:style style:name="T12" style:family="text">
      <style:text-properties officeooo:rsid="00103ce5"/>
    </style:style>
    <style:style style:name="T13" style:family="text">
      <style:text-properties officeooo:rsid="0010bd49"/>
    </style:style>
    <style:style style:name="T14" style:family="text">
      <style:text-properties officeooo:rsid="0010d765"/>
    </style:style>
    <style:style style:name="T15" style:family="text">
      <style:text-properties officeooo:rsid="0011c0cb"/>
    </style:style>
    <style:style style:name="T16" style:family="text">
      <style:text-properties officeooo:rsid="00134522"/>
    </style:style>
    <style:style style:name="T17" style:family="text">
      <style:text-properties officeooo:rsid="00150f0d"/>
    </style:style>
    <style:style style:name="T18" style:family="text">
      <style:text-properties officeooo:rsid="0016343c"/>
    </style:style>
    <style:style style:name="T19" style:family="text">
      <style:text-properties officeooo:rsid="00166d0a"/>
    </style:style>
    <style:style style:name="T20" style:family="text">
      <style:text-properties officeooo:rsid="001926cc"/>
    </style:style>
    <style:style style:name="T21" style:family="text">
      <style:text-properties officeooo:rsid="001b1d01"/>
    </style:style>
    <style:style style:name="T22" style:family="text">
      <style:text-properties officeooo:rsid="001cbf3c"/>
    </style:style>
    <style:style style:name="T23" style:family="text">
      <style:text-properties officeooo:rsid="001d2614"/>
    </style:style>
    <style:style style:name="T24" style:family="text">
      <style:text-properties officeooo:rsid="001fc0d4"/>
    </style:style>
    <style:style style:name="T25" style:family="text">
      <style:text-properties officeooo:rsid="00205078"/>
    </style:style>
    <style:style style:name="T26" style:family="text">
      <style:text-properties officeooo:rsid="0021cec2"/>
    </style:style>
    <style:style style:name="T27" style:family="text">
      <style:text-properties officeooo:rsid="002b03d0"/>
    </style:style>
    <style:style style:name="T28" style:family="text">
      <style:text-properties officeooo:rsid="00394e4e"/>
    </style:style>
    <style:style style:name="T29" style:family="text">
      <style:text-properties officeooo:rsid="003fc3ce"/>
    </style:style>
    <style:style style:name="T30" style:family="text">
      <style:text-properties officeooo:rsid="00419d73"/>
    </style:style>
    <style:style style:name="T31" style:family="text">
      <style:text-properties officeooo:rsid="0042cf72"/>
    </style:style>
    <style:style style:name="T32" style:family="text">
      <style:text-properties officeooo:rsid="00456b5d"/>
    </style:style>
    <style:style style:name="T33" style:family="text">
      <style:text-properties officeooo:rsid="00465720"/>
    </style:style>
    <style:style style:name="T34" style:family="text">
      <style:text-properties officeooo:rsid="0048623c"/>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906c9" style:font-style-asian="normal" style:font-weight-asian="normal" style:font-style-complex="normal" style:font-weight-complex="normal"/>
    </style:style>
    <style:style style:name="T37" style:family="text">
      <style:text-properties fo:font-style="normal" fo:font-weight="normal" officeooo:rsid="00074970" style:font-style-asian="normal" style:font-weight-asian="normal" style:font-style-complex="normal" style:font-weight-complex="normal"/>
    </style:style>
    <style:style style:name="T38" style:family="text">
      <style:text-properties fo:font-style="normal" fo:font-weight="normal" officeooo:rsid="00394e4e" style:font-style-asian="normal" style:font-weight-asian="normal" style:font-style-complex="normal" style:font-weight-complex="normal"/>
    </style:style>
    <style:style style:name="T39" style:family="text">
      <style:text-properties fo:font-style="normal" fo:font-weight="normal" officeooo:rsid="00103ce5" style:font-style-asian="normal" style:font-weight-asian="normal" style:font-style-complex="normal" style:font-weight-complex="normal"/>
    </style:style>
    <style:style style:name="T40" style:family="text">
      <style:text-properties officeooo:rsid="00504e3a"/>
    </style:style>
    <style:style style:name="T41" style:family="text">
      <style:text-properties officeooo:rsid="0050c79e"/>
    </style:style>
    <style:style style:name="T42"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43" style:family="text">
      <style:text-properties style:font-name="Times New Roman" fo:font-size="14pt" fo:font-style="normal" fo:font-weight="normal" officeooo:rsid="00394e4e" style:font-size-asian="14pt" style:font-style-asian="normal" style:font-weight-asian="normal" style:font-size-complex="14pt" style:font-style-complex="normal" style:font-weight-complex="normal"/>
    </style:style>
    <style:style style:name="T44" style:family="text">
      <style:text-properties style:font-name="Times New Roman" fo:font-size="14pt" fo:font-style="normal" fo:font-weight="normal" officeooo:rsid="003ea7fd" style:font-size-asian="14pt" style:font-style-asian="normal" style:font-weight-asian="normal" style:font-size-complex="14pt" style:font-style-complex="normal" style:font-weight-complex="normal"/>
    </style:style>
    <style:style style:name="T45" style:family="text">
      <style:text-properties style:font-name="Times New Roman" fo:font-size="14pt" fo:font-style="normal" fo:font-weight="normal" officeooo:rsid="00401a60" style:font-size-asian="14pt" style:font-style-asian="normal" style:font-weight-asian="normal" style:font-size-complex="14pt" style:font-style-complex="normal" style:font-weight-complex="normal"/>
    </style:style>
    <style:style style:name="T46" style:family="text">
      <style:text-properties style:font-name="Times New Roman" fo:font-size="14pt" fo:font-style="normal" fo:font-weight="normal" officeooo:rsid="0058dc20" style:font-size-asian="14pt" style:font-style-asian="normal" style:font-weight-asian="normal" style:font-size-complex="14pt" style:font-style-complex="normal" style:font-weight-complex="normal"/>
    </style:style>
    <style:style style:name="T47" style:family="text">
      <style:text-properties style:font-name="Times New Roman" fo:font-size="14pt" fo:font-style="normal" fo:font-weight="normal" officeooo:rsid="0011c0cb" style:font-size-asian="14pt" style:font-style-asian="normal" style:font-weight-asian="normal" style:font-size-complex="14pt" style:font-style-complex="normal" style:font-weight-complex="normal"/>
    </style:style>
    <style:style style:name="T48" style:family="text">
      <style:text-properties style:font-name="Times New Roman" fo:font-size="14pt" style:font-size-asian="14pt" style:font-size-complex="14pt"/>
    </style:style>
    <style:style style:name="T49" style:family="text">
      <style:text-properties style:font-name="Times New Roman" fo:font-size="14pt" officeooo:rsid="00134522" style:font-size-asian="14pt" style:font-size-complex="14pt"/>
    </style:style>
    <style:style style:name="T50" style:family="text">
      <style:text-properties style:font-name="Times New Roman" fo:font-size="14pt" fo:font-weight="normal" style:font-size-asian="14pt" style:font-weight-asian="normal" style:font-size-complex="14pt" style:font-weight-complex="normal"/>
    </style:style>
    <style:style style:name="T51" style:family="text">
      <style:text-properties style:font-name="Times New Roman" fo:font-size="14pt" fo:font-weight="normal" officeooo:rsid="0049b450" style:font-size-asian="14pt" style:font-weight-asian="normal" style:font-size-complex="14pt" style:font-weight-complex="normal"/>
    </style:style>
    <style:style style:name="T52" style:family="text">
      <style:text-properties style:font-name="Times New Roman" fo:font-size="14pt" fo:font-weight="normal" officeooo:rsid="0042cf72" style:font-size-asian="14pt" style:font-weight-asian="normal" style:font-size-complex="14pt" style:font-weight-complex="normal"/>
    </style:style>
    <style:style style:name="T53" style:family="text">
      <style:text-properties officeooo:rsid="0051d659"/>
    </style:style>
    <style:style style:name="T54" style:family="text">
      <style:text-properties officeooo:rsid="00236b64"/>
    </style:style>
    <style:style style:name="T55" style:family="text">
      <style:text-properties officeooo:rsid="00554b36"/>
    </style:style>
    <style:style style:name="T56" style:family="text">
      <style:text-properties officeooo:rsid="00572ed4"/>
    </style:style>
    <style:style style:name="T57" style:family="text">
      <style:text-properties officeooo:rsid="0058dc20"/>
    </style:style>
    <style:style style:name="T58" style:family="text">
      <style:text-properties officeooo:rsid="0059d9e8"/>
    </style:style>
    <style:style style:name="T59" style:family="text">
      <style:text-properties officeooo:rsid="005a0eab"/>
    </style:style>
    <style:style style:name="T60" style:family="text">
      <style:text-properties officeooo:rsid="005b8a57"/>
    </style:style>
    <style:style style:name="T61" style:family="text">
      <style:text-properties officeooo:rsid="00580930"/>
    </style:style>
    <style:style style:name="fr1" style:family="graphic" style:parent-style-name="Frame">
      <style:graphic-properties style:vertical-pos="from-top" style:vertical-rel="paragraph" style:horizontal-pos="from-left" style:horizontal-rel="paragraph" fo:background-color="#b4c7dc" style:background-transparency="0%" draw:fill="solid" draw:fill-color="#b4c7dc" draw:opacity="100%" fo:padding="0.0591in" fo:border="2.24pt solid #000000"/>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NSTİTÜ</text:p>
      <text:p text:style-name="P10"/>
      <text:p text:style-name="P10">ENSTÜTÜ YARDIMCILIĞI</text:p>
      <text:p text:style-name="P10"/>
      <text:p text:style-name="P11">ARAŞTIRMA RAPORU</text:p>
      <text:p text:style-name="P9"><draw:frame draw:style-name="fr1" draw:name="Frame1" text:anchor-type="paragraph" svg:x="-0.0736in" svg:y="0.5016in" svg:width="6.3602in" draw:z-index="0"><draw:text-box fo:min-height="7.2244in"><text:p text:style-name="P32"><text:span text:style-name="T54">Yönetici Özeti</text:span><text:tab/></text:p><text:p text:style-name="P12"><text:tab/></text:p><text:p text:style-name="P12"><text:tab/>Yapay zeka , insan zekasını taklit eden, öğrenme, problem çözme, karar verme gibi bilişsel yetenekleri sergileyen sistemleri ifade eder. Bu rapor, çeşitli yapay zeka , makine öğrenimi ve optimizasyon alanlarındaki güncel araştırmaları ele almaktadır. Öncelikle, bilgi tasarımı problemi incelenerek, bir göndericinin alıcının kararlarını nasıl yönlendirebileceği üzerinde durulmuştur. <text:span text:style-name="T61">f</text:span>ew-shot öğrenme yöntemleri ile Adlandırılmış Varlık Tanıma <text:span text:style-name="T61">yöntemi</text:span> geliştirilmiş, kişisel bilgi grafikleri ve onların veri yönetimindeki rolü değerlendirilmiştir.</text:p><text:p text:style-name="P51"><text:tab/>Ayrıca, insan ve yapay zeka arasındaki etkileşim, öneri sistemleri bağlamında ele alınmış, yapay zekanın insan seçimleri üzerindeki etkisi tartışılmıştır. Kombinatoryal optimizasyonda yerel arama yöntemleri, sosyal medya başlık oluşturma modelleri ve olay nedenselliği belirleme algoritmaları gibi farklı konular incelenmiştir.</text:p><text:p text:style-name="P51"><text:tab/>Transformer tabanlı video anomali tespiti, çok kameralı derinlik tahmini ve trafik akışı tahmini üzerine yapılan çalışmalar, yapay zekanın çeşitli alanlardaki uygulamalarına dair önemli bulgular sunmaktadır. Ayrıca, hipergraf sinir ağları, <text:span text:style-name="T53">grafik sinir ağları</text:span> modelleri ve f<text:span text:style-name="T53">edere öğrenme</text:span> gibi teknolojilere yönelik araştırmalar da ele alınmıştır.</text:p><text:p text:style-name="P28"><text:tab/>Son olarak, model sıkıştırma teknikleri, görsel-dil ön eğitim modelleri, sahte reklam tespiti ve tablololu veri sentezi gibi <text:span text:style-name="T41">yapay zeka</text:span> uygulamalarının farklı yönlerine dair yenilikçi yaklaşımlar sunulmuştur. Raporda, bu teknolojilerin pratikte nasıl kullanılabileceği ve gelecekteki araştırma fırsatları da detaylandırılmıştır.</text:p><text:p text:style-name="P30"><text:tab/><text:span text:style-name="T54">Arz ederim</text:span></text:p></draw:text-box></draw:frame></text:p>
      <text:p text:style-name="P28"><text:soft-page-break/><text:tab/>Yapay zeka , insan zekasını taklit eden, öğrenme, problem çözme, karar verme gibi bilişsel yetenekleri sergileyen sistemleri ifade eder. Bu rapor, çeşitli yapay zeka , makine öğrenimi ve optimizasyon alanlarındaki güncel araştırmaları ele almaktadır. Öncelikle, bilgi tasarımı problemi incelenerek, bir göndericinin alıcının kararlarını nasıl yönlendirebileceği üzerinde durulmuştur. Few-shot öğrenme yöntemleri ile Adlandırılmış Varlık Tanıma (NER) geliştirilmiş, kişisel bilgi grafikleri (PKG) ve onların veri yönetimindeki rolü değerlendirilmiştir.</text:p>
      <text:p text:style-name="P52"><text:tab/></text:p>
      <text:p text:style-name="P52"><text:tab/>Ayrıca, insan ve yapay zeka arasındaki etkileşim, öneri sistemleri bağlamında ele alınmış, yapay zekanın insan seçimleri üzerindeki etkisi tartışılmıştır. Kombinatoryal optimizasyonda yerel arama yöntemleri, sosyal medya başlık oluşturma modelleri ve olay nedenselliği belirleme algoritmaları gibi farklı konular incelenmiştir.</text:p>
      <text:p text:style-name="P52"><text:tab/></text:p>
      <text:p text:style-name="P52"><text:tab/>Transformer tabanlı video anomali tespiti, çok kameralı derinlik tahmini ve trafik akışı tahmini üzerine yapılan çalışmalar, yapay zekanın çeşitli alanlardaki uygulamalarına dair önemli bulgular sunmaktadır. Ayrıca, hipergraf sinir ağları, <text:span text:style-name="T53">grafik sinir ağları</text:span> modelleri ve f<text:span text:style-name="T53">edere öğrenme</text:span> gibi teknolojilere yönelik araştırmalar da ele alınmıştır.</text:p>
      <text:p text:style-name="P52"><text:tab/></text:p>
      <text:p text:style-name="P52"><text:tab/>Son olarak, model sıkıştırma teknikleri, görsel-dil ön eğitim modelleri, sahte reklam tespiti ve tablololu veri sentezi gibi <text:span text:style-name="T41">yapay zeka</text:span> uygulamalarının farklı yönlerine dair yenilikçi yaklaşımlar sunulmuştur. Raporda, bu teknolojilerin pratikte nasıl kullanılabileceği ve gelecekteki araştırma fırsatları da detaylandırılmıştır.</text:p>
      <text:p text:style-name="P54"/>
      <text:p text:style-name="P54"><text:tab/>Diferansiyel evrim (DE), sürekli optimizasyon problemlerini ele almak için güçlü bir meta-sezgisel algoritmadır. Ancak mevcut DE yöntemleri, mutasyon stratejilerini ve kontrol parametrelerini ayarlamada yetersiz kalmakta ve yerel optimumlardan kaçış konusunda etkili mekanizmalara sahip olmamaktadır. Bu eksiklikleri gidermek amacıyla Uyarlanabilir ve Yönlendirilmiş Diferansiyel Evrim (AdaGuiDE) algoritması önerilmektedir.</text:p>
      <text:p text:style-name="P14"><text:soft-page-break/><text:tab/></text:p>
      <text:p text:style-name="P14"><text:tab/>AdaGuiDE, arama sürecini iyileştirmek için üç mekanizma içermektedir. Makro düzeyde, uygun DE arama stratejileri çözüm kalitesine göre seçilmektedir. Mikro düzeyde ise, yerel optimumlara ve yakın çevrelerine geçici ceza uygulayan bir yönlendirilmiş arama mekanizması kullanılmaktadır. Ayrıca, arama sınırlarını dinamik olarak ayarlayan bir sınır revizyon şeması geliştirilmiştir.</text:p>
      <text:p text:style-name="P14"><text:tab/></text:p>
      <text:p text:style-name="P14"><text:tab/>AdaGuiDE algoritması, farklı boyutlara sahip üç kıyaslama fonksiyon seti üzerinde test edilmiş ve özellikle yüksek boyutlu ve karmaşık optimizasyon problemlerinde üstün performans göstermiştir. Sonuçlar, DE tabanlı arama stratejilerinin uyarlanabilirliğini artırmada ve zorlu optimizasyon problemlerini çözmede önemli bir katkı sunduğunu ortaya koymaktadır.<text:span text:style-name="T40">(1)</text:span></text:p>
      <text:p text:style-name="P13"/>
      <text:p text:style-name="P13"><text:tab/>Yol bulma (pathfinding), genellikle bir varlık için içinde çalıştığı ortamın, yani haritanın bir temsili verilerek geçerli hareketlerin bir sırasını bulmayı amaçlayan zorlu bir problemdir. Bu çalışmada, yol bulmayı ikili (binary) gridler ve sayısal yükseklik modellerinin (digital elevation models) görüntü temsilleri üzerinde ele alı<text:span text:style-name="T58">nmıştır</text:span>. İlk durumda, geçiş maliyetleri bilinirken, ikinci senaryoda bilinmemektedir. İlk problemi çözmek için yaygın bir yöntem, arama uzayını sistematik olarak keşfeden bir arama algoritması kullanarak bir çözüm elde etmektir.</text:p>
      <text:p text:style-name="P48"><text:tab/>İdeal olarak, bu arama, hedefe odaklanmayı ve arama uzayındaki ümit vaat etmeyen bölgeleri budamayı sağlayan bilgilendirici bir sezgisel (heuristic) ile desteklenmelidir. Böylece, arama yinelemelerinin sayısı azaltılabilir. Ne yazık ki, grid tabanlı yol bulmada yaygın olarak kullanılan sezgisel fonksiyonlar, örneğin Manhattan mesafesi veya Chebyshev mesafesi, engelleri dikkate almadığından engellerin yoğun olduğu ortamlarda verimsiz performans sergiler.</text:p>
      <text:p text:style-name="P49"><text:tab/></text:p>
      <text:p text:style-name="P49"><text:tab/>Görüntü girdileri ile yol bulma konusunda ise sezgisel arama doğrudan uygulanamaz, çünkü geçiş maliyetleri, yani bir pikselden diğerine hareket etmenin maliyetleri bilinmemektedir. Her iki zorluğun üstesinden gelmek için, <text:soft-page-break/>modern derin sinir ağlarını ön işleme aşamasında örnek bağımlı sezgisel fonksiyonları çıkarma ve bunları standart sezgisel arama algoritmalarıyla yol bulmada kullanma yöntemi önerilmiştir.</text:p>
      <text:p text:style-name="P49"><text:tab/><text:span text:style-name="T59">Öğrenilmesi önerilen</text:span> temel sezgisel fonksiyon, grid hücresinin (pikselin) en kısa yol üzerinde bulunma olasılığını gösteren yol olasılığıdır. Bilinen geçiş maliyetlerine sahip ikili gridler için, aramayı hızlandırabilecek başka bir sezgisel fonksiyon varyantı da öneri<text:span text:style-name="T59">lmiştir</text:span>. Öğrenme, denetimli (supervised) bir şekilde gerçekleştirilir ayrıca, öğrenme sürecine bir planlayıcının da dahil edildiği uçtan uca öğrenme olanakları araştır<text:span text:style-name="T55">ılmıştır</text:span>.</text:p>
      <text:p text:style-name="P49"><text:tab/></text:p>
      <text:p text:style-name="P49"><text:tab/>Test aşamasında, yol olasılığı, teorik olarak sonuç çözümünün maliyet sınırını garanti eden özel bir sezgisel arama algoritması olan Focal Search için ikincil sezgisel fonksiyon olarak kullanılır. Ampirik olarak, önerilen yaklaşımın, farklı görevler (dağılım dışı örnekler dahil) açısından en güncel rakipleri önemli ölçüde geride bıraktığını gösterilmektedir.<text:span text:style-name="T56">(2)</text:span></text:p>
      <text:p text:style-name="P15"/>
      <text:p text:style-name="P15"><text:tab/>Bilgi tasarımı problemi, bir göndericinin alıcının kararlarını etkilemek amacıyla bilgi sağlamasını ele alan bir konudur. Bu çalışmada, bilgi sahibi bir göndericinin, kendi çıkarını gözeten bir alıcının kararlarını yönlendirmek için tekrar eden bir bilgi tasarımı problemine odaklanılmaktadır. Alıcı, sıralı karar verme (SDM) problemleriyle karşı karşıya olup, bazı rastgele olayları yalnızca kısmen gözlemleyebilir.</text:p>
      <text:p text:style-name="P16"><text:tab/></text:p>
      <text:p text:style-name="P16"><text:tab/>Gönderici, bu olayların gerçekleşme olasılıklarını bilmeden, hem öğrenme sürecini yürütmeli hem de alıcıyı ikna edici bir şekilde yönlendirmelidir. Çalışmada, göndericinin bilgi açıklama stratejilerini <text:span text:style-name="T29">çok yönlü</text:span> bir yaklaşımla yaklaşık olarak modelleyen bir çerçeve sunulmuştur. </text:p>
      <text:p text:style-name="P16"><text:tab/></text:p>
      <text:p text:style-name="P16"><text:tab/>Tamamen ikna edici bir öğrenme algoritmasının var olmadığı gösterilmiştir. Bunun yerine, alıcının kararlarında pişmanlığın (regret) alt-lineer şekilde artmasını garanti eden algoritmalar incelenmiştir. Farklı geri bildirim <text:soft-page-break/>senaryoları altında önerilen algoritmaların performansı analiz edilerek, gönderici ve alıcı için optimal pişmanlık oranları elde edilmiştir. <text:span text:style-name="T2">(3)</text:span></text:p>
      <text:p text:style-name="P17"/>
      <text:p text:style-name="P40"><text:span text:style-name="T36"><text:tab/>M</text:span><text:span text:style-name="T35">etinlerin büyük ve karmaşık yapısı etiketlemeyi zorlaştırmakta ve sınırlı miktarda etiketli metin oluşmasına neden olmaktadır. Az veriyle (few-shot) Adlandırılmış Varlık Tanıma (NER), varlıkları tanımlamak ve sınıflandırmak için az miktarda anotasyon verisi kullanır ve bu sorunların üstesinden gelir. </text:span></text:p>
      <text:p text:style-name="P16"><text:tab/></text:p>
      <text:p text:style-name="P2"><text:span text:style-name="T42"><text:tab/>Few-shot öğrenme yöntemleri genellikle iyi sonuçlar elde etmek için ön bilgi kullanır. Ancak, ön bilgi, örnek özellikleri ile gerçek etiketler arasındaki ilişkiyi etkileyen bir karıştırıcı faktör haline gelebilir. Bu sorun, önyargıya ve sınıfı doğru bir şekilde yakalamada zorluklara yol açar. Bu sorunu çözmek için, nedensellik temelli yeni bir model olan </text:span><text:span text:style-name="Strong_20_Emphasis"><text:span text:style-name="T42">Encoder ve Sınıf Müdahalesi ile Few-shot Adlandırılmış Varlık Tanıma</text:span></text:span><text:span text:style-name="T42"> önerilmiştir. </text:span></text:p>
      <text:p text:style-name="P16"><text:tab/></text:p>
      <text:p text:style-name="P16"><text:tab/>Modelin, kodlayıcı ve sınıf üzerinde müdahaleler üretmeye yönlendirilebileceği ve karıştırıcı faktörlerin etkisinin azaltılabileceği gösterilmiştir. Özellikle, kodlayıcı katmanında örnekler arası dikkat bozulması kullanılırken, sınıf katmanında özellik ve sınıflandırma etiketi arasında pratik bir nedensel ilişki geliştirilmiştir. Bu yaklaşım, Few-shot Adlandırılmış Varlık Tanıma görevinde nedensel metodolojiyi kullanma girişimidir ve NER sınıflandırıcısının ayırt etme yeteneğini artırır. </text:p>
      <text:p text:style-name="P18"><text:tab/></text:p>
      <text:p text:style-name="P41"><text:span text:style-name="T35"><text:tab/>Deneysel sonuçlar, modelimizin iki NER veri setinde hem 5 yönlü hem de 10 yönlü görevlerde temel modellerden daha iyi performans gösterdiğini ortaya koymaktadır. </text:span><text:span text:style-name="T37">(4)</text:span></text:p>
      <text:p text:style-name="P17"/>
      <text:p text:style-name="P19"><text:span text:style-name="T4"><text:tab/>K</text:span>işisel bilgi grafikleri (Personal Knowledge Graph - PKG), geniş anlamıyla, "bir kullanıcıyla kişisel olarak ilişkili varlıklar, bu varlıkların özellikleri ve aralarındaki ilişkiler hakkında yapılandırılmış bilgi kaynağı" olarak tanımlanır. PKG’ler, güvenli ve gelişmiş kişisel veri yönetimi ile kişiselleştirilmiş hizmetlerin önemli bir unsuru olarak görülmektedir. </text:p>
      <text:p text:style-name="P19"><text:soft-page-break/></text:p>
      <text:p text:style-name="P19"><text:tab/>PKG ekosistemini ele alan bu çalışmada, PKG'ler genellikle bir bireyle ilişkili varlıklar, bu varlıkların özellikleri ve aralarındaki ilişkiler hakkında yapılandırılmış bilgi kaynakları olarak tanımlanır. Ancak, PKG'lerin yaygın benimsenmesinin önündeki bazı zorluklar bulunmaktadır. </text:p>
      <text:p text:style-name="P20"><text:tab/></text:p>
      <text:p text:style-name="P20"><text:tab/>Temel zorluklardan biri, PKG’nin ne olduğu konusunda birden fazl<text:span text:style-name="T5">a</text:span> yoruma açık olan tanım sorunudur. PKG'yi şu iki temel noktayı vurgulayarak tanımlıyoruz. <text:span text:style-name="T3">V</text:span>erilerin tek bir birey tarafından sahiplenilmesi ve kişiselleştirilmiş hizmetlerin sunulmasının birincil amaç olması. Ayrıca, PKG'lerin tam potansiyelini ortaya çıkarmak için bütüncül bir yaklaşıma ihtiyaç olduğunu savunu<text:span text:style-name="T32">lmakta</text:span> ve PKG’yi veri hizmetleri ve veri kaynaklarına net arayüzlerle entegre eden bir birleşik çerçeve öneri<text:span text:style-name="T32">lmektedit</text:span>. </text:p>
      <text:p text:style-name="P18"/>
      <text:p text:style-name="P18"><text:tab/>Mevcut çalışmaların kapsamlı bir incelemesi ve sentezi yapılmış, bu çalışmaların önerilen birleşik ekosisteme nasıl uyduğuna dair bir haritalama sunulmuştur. Son olarak, ekosistemin genelinde ve PKG’lerin nüfuslandırılması, temsili ve yönetimi ile kullanımına ilişkin belirli alanlarda açık zorluklar ve araştırma fırsatları tanımlanmıştır.<text:span text:style-name="T6">(5)</text:span></text:p>
      <text:p text:style-name="P17"/>
      <text:p text:style-name="P21"><text:tab/>İnsan <text:span text:style-name="T8">ve y</text:span>apay <text:span text:style-name="T8">z</text:span>eka<text:span text:style-name="T8">nın</text:span> birlikte evrimi, insanların ve yapay zeka algoritmalarının birbirini sürekli olarak etkilediği bir süreç olarak tanımlanır ve toplumumuzu giderek daha fazla karakterize etmesine rağmen, yapay zeka ve karmaşıklık bilimi literatüründe yeterince çalışılmamıştır. Öneri sistemleri ve asistanlar, günlük yaşamın birçok yönüne nüfuz ettikleri ve çevrimiçi platformlar aracılığıyla insan seçimlerini etkiledikleri için insan-yapay zeka birlikte evriminde önemli bir rol oynar. </text:p>
      <text:p text:style-name="P21"/>
      <text:p text:style-name="P22"><text:tab/>Kullanıcılar ile yapay zeka arasındaki etkileşim, kullanıcıların seçimlerinin yapay zeka modellerini eğitmek için veri ürettiği ve bu modellerin de ardından kullanıcı tercihlerini şekillendirdiği potansiyel olarak sonsuz bir geri bildirim döngüsü oluşturur. </text:p>
      <text:p text:style-name="P22"><text:soft-page-break/></text:p>
      <text:p text:style-name="P22"><text:span text:style-name="T8"><text:tab/>İ</text:span>nsan-yapay zeka geri bildirim döngüsü, geleneksel insan-makine etkileşimlerine kıyasla kendine özgü özellikler taşır ve karmaşık ve sıklıkla "istenmeyen" sistemsel sonuçlara yol açar. Bu makale, insan-yapay zeka geri bildirim döngüsünün teorik, ampirik ve matematiksel araştırmalarına odaklanan, yapay zeka ve karmaşıklık bilimi arasındaki kesişimde yeni bir çalışma alanının temel taşı olarak insan-yapay zeka birlikte evrimini tanıtmaktadır. <text:span text:style-name="T9">(6)</text:span></text:p>
      <text:p text:style-name="P23"/>
      <text:p text:style-name="P21"><text:tab/>Yerel arama, kombinatoryal optimizasyon problemlerini çözmek için yaygın bir yöntemdir. Biz, bir kısıt modeli alan genel amaçlı yerel arama çözücülerine odaklanıyoruz. Kısıt modeli, bir dizi karar değişkeni ile bir dizi kısıt içeren bir problemin deklaratif bir tanımıdır. Mevcut yaklaşımlar genellikle MiniZinc gibi çözücüden bağımsız kısıt modelleme dillerinde yazılmış modelleri girdi olarak alır. </text:p>
      <text:p text:style-name="P19"><text:tab/></text:p>
      <text:p text:style-name="P19"><text:tab/>Burada tanımla<text:span text:style-name="T13">nan</text:span> Athanor çözücüsü ise bir problemi, düşük seviyeli modelleme kararlarına bağlı kalmadan zengin bir soyut türler setini destekleyen soyut kısıt tanımlama dili Essence'de tanımlanmış bir özel belirtimden başlatması bakımından farklıdır. </text:p>
      <text:p text:style-name="P21"><text:tab/></text:p>
      <text:p text:style-name="P21"><text:tab/>Essence'ten hareket etmenin avantajı, bir problemin kısa ve soyut bir tanımında görünen yapının, yüksek kaliteli komşuluklar oluşturmak için otomatik olarak kullanılabilmesi ve eşdeğer bir kısıt modelinde bu yapıyı belirlemenin zor görevinden kaçınılmasıdır. </text:p>
      <text:p text:style-name="P15"><text:tab/></text:p>
      <text:p text:style-name="P15"><text:tab/>Yüksek seviyeli türlerden türetilen komşulukların ve doğrudan bu türler üzerinde arama yapmanın getirdiği ölçeklenebilirliğin çift faydasına dayanan deneysel sonuçlarımız, mevcut çözüm yöntemlerine kıyasla uygulamada güçlü bir performans sergilediğini göstermektedir.<text:span text:style-name="T11">(7)</text:span></text:p>
      <text:p text:style-name="P23"/>
      <text:p text:style-name="P19"><text:tab/>Sosyal medyada kullanıcılar tarafından oluşturulan içeriğin önemli taşıyıcıları olan gönderiler, muazzam bir sosyal etkiye ve ticari değere sahiptir. <text:soft-page-break/>Gönderilerin ayrılmaz bir bileşeni olan başlıklar, gönderilerin popülerliği üzerinde belirleyici bir etkiye sahiptir. </text:p>
      <text:p text:style-name="P19"/>
      <text:p text:style-name="P19"><text:span text:style-name="T29"><text:tab/>B</text:span>aşlık oluşturma için mevcut ana akım yöntem hala manuel yazma olup, bu yöntem <text:span text:style-name="T33">sürdürülebilir değildir</text:span> ve yoğun insan çabası gerektirir. Bu durum <text:span text:style-name="T14">insanları</text:span> yeni bir araştırma sorusunu keşfetmeye yönlendiriyor: Sosyal medyada popüler başlıkların oluşturulması otomatikleştirilebilir mi?</text:p>
      <text:p text:style-name="P21"><text:tab/></text:p>
      <text:p text:style-name="P19"><text:tab/>Bu çalışmada, Çin'de tanınmış bir sosyal medya platformu olan Xiaohongshu'nun herkese açık verilerinden 42.447 ünlüye ait 1 milyondan fazla gönderi topla<text:span text:style-name="T13">nmıştır</text:span>. Ardından bu gönderilerin başlıkları üzerinde dikkatli gözlemler gerçekleştir<text:span text:style-name="T27">ilmiştir</text:span>. </text:p>
      <text:p text:style-name="P21"><text:tab/></text:p>
      <text:p text:style-name="P24"><text:tab/>Gözlem sonuçları, sosyal medyada başlıklarda trendlerin ve kişisel tarzların yaygın olduğunu ve gönderilerin popülerliğine önemli katkı sağladığını göstermektedir. </text:p>
      <text:p text:style-name="P24"><text:tab/>Bu bulgulardan ilham alarak, popüler başlıklar oluşturmak için trendleri ve kişisel tarzları yakalayan Çoklu Tercih Çıkarıcılar ile İki Yönlü ve Otoregresif Dönüştürücüler (BART) kullanan MEBART model<text:span text:style-name="T33">i sunulmuştur.</text:span> </text:p>
      <text:p text:style-name="P21"><text:tab/></text:p>
      <text:p text:style-name="P21"><text:tab/>Gerçek dünya veri kümeleri üzerinde kapsamlı deneyler gerçekleştirdik ve gelişmiş kıyaslama modellerine kıyasla en iyi (SOTA) performansı elde ettik. Ek olarak, modelin performansının detaylandırıldığı ablatif çalışmalar ve vaka incelemeleri, MEBART'ın trendleri ve kişisel tarzları yakalamada üstün olduğunu ortaya koymaktadır.<text:span text:style-name="T11">(8)</text:span></text:p>
      <text:p text:style-name="P13"/>
      <text:p text:style-name="P6"><text:span text:style-name="T42"><text:tab/>Olay nedenselliği belirleme (</text:span><text:span text:style-name="Strong_20_Emphasis"><text:span text:style-name="T42">ECI</text:span></text:span><text:span text:style-name="T42">, Event Causality Identification), bir metindeki olay çiftleri arasındaki nedenselliği tanımlamayı amaçlar ve genellikle önceden eğitilmiş dil modellerini (</text:span><text:span text:style-name="Strong_20_Emphasis"><text:span text:style-name="T42">PLM</text:span></text:span><text:span text:style-name="T42">, Pre-trained Language Models) kullanarak denetimli bir sınıflandırma görevi olarak ele alınır. Ancak, örtük nedenselliği tanımlamadaki sınırlamalar ve yetersiz olay-bilgi etkileşimi, ECI için önemli zorluklar oluşturmaktadır. </text:span></text:p>
      <text:p text:style-name="P21"><text:soft-page-break/><text:tab/></text:p>
      <text:p text:style-name="P4"><text:span text:style-name="T42"><text:tab/>Bu sorunları ele almak için, PLM'lerin ECI için potansiyelini tam anlamıyla kullanmak amacıyla dış bilgiyi entegre eden yeni bir </text:span><text:span text:style-name="Strong_20_Emphasis"><text:span text:style-name="T42">Bilgi Etkileşim Grafiği rehberli İpucu Ayarı</text:span></text:span><text:span text:style-name="T42"> (</text:span><text:span text:style-name="Strong_20_Emphasis"><text:span text:style-name="T42">KIGP</text:span></text:span><text:span text:style-name="T42">, Knowledge Interaction Graph guided Prompt Tuning) yöntemi öneri</text:span><text:span text:style-name="T43">lmektedir</text:span><text:span text:style-name="T42">. </text:span></text:p>
      <text:p text:style-name="P19"/>
      <text:p text:style-name="P34"><text:span text:style-name="T35"><text:tab/>Özellikle, örtük nedenselliği doğru bir şekilde yakalama </text:span><text:span text:style-name="T38">amacıyla</text:span><text:span text:style-name="T35">, rehberlik mekanizmasını tasarla</text:span><text:span text:style-name="T38">nmış</text:span><text:span text:style-name="T35"> ve olaylar ile bilgiler arasındaki derin etkileşim yoluyla dış bilginin olay temsillerini geliştirmesini sağlayan olay-bilgi etkileşim grafikleri oluştur</text:span><text:span text:style-name="T38">ulmuştur</text:span><text:span text:style-name="T35">. </text:span></text:p>
      <text:p text:style-name="P34"><text:span text:style-name="T35"><text:tab/>İki standart veri kümesindeki deney sonuçları, modelin mevcut yaklaşımları önemli ölçüde geride bıraktığını göstermektedir.</text:span><text:span text:style-name="T39">(9)</text:span></text:p>
      <text:p text:style-name="P31"/>
      <text:p text:style-name="P21"><text:tab/>Anomali tespiti, genellikle yer tabanlı ortamlarda toplanan gözetim videolarında anormal olayları normal olanlara karşı tanımlamayı amaçlar. Son zamanlarda, drone ile toplanan verilerin işlenmesine yönelik talep, drone uygulamalarının genişleyen yelpazesiyle hızla artmaktadır. Ancak, uçan drone'lar tarafından toplanan çoğu hava videosu dinamik arka planlar ve diğer unsurlar içerdiğinden, anomalileri tespit ederken bunların uzamsal ve zamansal özellikleriyle başa çıkmak gereklidir. </text:p>
      <text:p text:style-name="P21"><text:tab/></text:p>
      <text:p text:style-name="P15"><text:tab/>Bu çalışma, bir transformer tabanlı video anomali tespit yöntemi sunmaktadır. Bu bağlamda zorlu bir hava veri seti ve üç farklı yer tabanlı benchmark veri seti üzerinde araştırmalar yapılmıştır. Çok aşamalı bir transformer <text:span text:style-name="T28"><text:s/></text:span>, çok ölçekli özellik haritaları üretmek için bir encoder olarak kullanılır ve bu haritalar, bir decoder ile bağlantılı olan hiyerarşik uzamsal-zamansal bir transformer’a iletilir. </text:p>
      <text:p text:style-name="P15"/>
      <text:p text:style-name="P15">Bu transformer, ortak dikkat mekanizması kullanarak uzamsal ve zamansal bilgileri yakalar. Çeşitli ablatif çalışmaları da içeren kapsamlı değerlendirmeler, bu ağın en son teknoloji yöntemlerinden daha iyi performans gösterdiğini öne <text:soft-page-break/>sürmektedir. Önerilen U-net için transformer’ın video işleme alanında çeşitli uygulamalarda kullanılabileceğini düşünü<text:span text:style-name="T28">lmektedir. </text:span><text:span text:style-name="T15">(10)</text:span></text:p>
      <text:p text:style-name="P25"><text:tab/></text:p>
      <text:p text:style-name="P29"><text:tab/>Çok kameralı derinlik tahmini, karmaşık ortamları algılamadaki önemi nedeniyle otonom sürüş alanında önemli bir ilgi görmüştür. Ancak, tek kameralı öz denetimli yöntemlerin çok kameralı kurulumlara genişletilmesi, mevcut tekniklerin genellikle ele almayı başaramadığı benzersiz zorlukları beraberinde getirir. Bu makalede, öz denetimli çok kameralı derinlik tahmini için yenilikçi bir Transformer tabanlı çerçeve olan STViT+’ı öner<text:span text:style-name="T57">ilmektedir</text:span>. </text:p>
      <text:p text:style-name="P25"/>
      <text:p text:style-name="P25"><text:tab/>Uzamsal-Zamansal Transformer (STTrans), yerel uzamsal bağlantıyı ve küresel bağlamı entegre ederek zenginleştirilmiş uzamsal-zamansal çapraz görünüm korelasyonlarını yakalar ve daha doğru 3D geometrik rekonstrüksiyon sağlar. Uzamsal-Zamansal Fotometrik Tutarlılık Düzeltme (STPCC), farklı aydınlatma koşullarının etkisini azaltarak, fotometrik kayıp hesaplaması sırasında çerçeveler arasında parlaklık tutarlılığını sağlar. </text:p>
      <text:p text:style-name="P25"><text:tab/></text:p>
      <text:p text:style-name="P5"><text:span text:style-name="T42"><text:tab/>Çekişmeli Geometri İyileştirme </text:span><text:span text:style-name="T46">(</text:span><text:span text:style-name="T50">Adversarial Geometry Refinement - </text:span><text:span text:style-name="T44">AGR</text:span><text:span text:style-name="T45">)</text:span><text:span text:style-name="T44"> </text:span><text:span text:style-name="T46">m</text:span><text:span text:style-name="T42">odülü ise </text:span><text:span text:style-name="T46">Üretici Çekişmeli Ağlar (</text:span><text:span text:style-name="T42">Generative Adversarial Networks - GAN) kullanarak eşleşmemiş derinlik haritaları aracılığıyla uzamsal kısıtlamalar uygular ve yağmur ve gece sürüşü gibi olumsuz koşullarda performansı artırır. Nuscenes ve DDAD dahil olmak üzere büyük ölçekli otonom sürüş veri setleri üzerinde yapılan kapsamlı değerlendirmeler, STViT+’ın çok kameralı derinlik tahmininde yeni bir ölçüt oluşturduğunu doğrulamaktadır.</text:span><text:span text:style-name="T47">(11)</text:span></text:p>
      <text:p text:style-name="P26"><text:tab/></text:p>
      <text:p text:style-name="P26"><text:tab/>Trafik akışı tahmini, kentsel trafiğin etkili bir şekilde kontrol ve yönetimini sağlayarak, akıllı ulaşım sistemlerinde kritik bir rol oynamaktadır. Ancak, Graf Konvolüsyonel Ağlara (GCN'lere) dayalı mevcut yöntemler, öncelikli olarak yerel komşuluk bilgilerini mesaj iletimi için kullandığından, küresel yapıların algılanmasında sınırlı kalmaktadır. Ayrıca, grafik yapılarının kısıtlamaları nedeniyle, mekansal-zamansal benzerlik özelliklerini çıkarmak <text:span text:style-name="T57">t</text:span>a bir zorluktur. Bu sorunları ele almak için, Dinamik Mekansal-Zamansal <text:soft-page-break/>Benzerlik Piramit Ağı'na (DSTSPYN) dayalı yeni bir trafik akışı tahmin modeli öneri<text:span text:style-name="T57">lmiştir</text:span>.</text:p>
      <text:p text:style-name="P27"><text:tab/></text:p>
      <text:p text:style-name="P27"><text:tab/>Model, geliştirilmiş bir dikkat mekanizması kullanarak merkezi, kenar ve küresel mekansal-zamansal özelliklerin ağırlıklarını dinamik olarak ayarlayan bir mekansal-zamansal piramit mimarisi benimsemektedir. Ayrıca, piramit kapılı konvolüsyon aracılığıyla farklı ölçeklerde dinamik zamansal bağımlılıkları yakalamaktadır. Bununla birlikte, farklı zaman adımlarındaki mekansal benzerlik özellikleri, Mekansal-Zamansal Küresel Benzerlik (STGS) modülü aracılığıyla çıkarılabilir.</text:p>
      <text:p text:style-name="P24"><text:tab/></text:p>
      <text:p text:style-name="P24"><text:tab/>Model dört kamuya açık ulaşım veri seti üzerinde değerlendir<text:span text:style-name="T57">ildi</text:span> ve DSTSPYN modelinin tahmin doğruluğu açısından çeşitli temel yöntemleri geride bıraktığını gösterdi. Bu model, yol ağı ve kenar düğüm özelliklerinin dinamik mekansal-zamansal korelasyonlarını etkili bir şekilde yakalayarak, uzun vadeli trafik akışı tahmini için oldukça uygun hale gelmiştir.<text:span text:style-name="T16">(12)</text:span></text:p>
      <text:p text:style-name="P17"/>
      <text:p text:style-name="P17"><text:tab/>Graf sinir ağlarının, örnekler arasındaki çift yönlü ilişkileri kullanmada çok etkili olduğu gösterilmiştir. Son zamanlarda, graf sinir ağlarını hipergraf sinir ağlarına genelleştirmek ve daha karmaşık ilişkilerden yararlanmak için birkaç başarılı öneri sunulmuştur. Özellikle, hipergraf işbirlikçi ağları, çeşitli yarı denetimli öğrenme görevlerinde diğer hipergraf sinir ağlarına kıyasla üstün sonuçlar elde etmektedir. İşbirlikçi ağ, birleştirilmiş bir optimizasyon problemi olarak formüle ederek ve verilen hipergrafı yeniden yapılandırmadaki tutarlılıklarını kullanarak, hem yüksek kaliteli düğüm gömme hem de hiperkenar gömme sağlayabilir.</text:p>
      <text:p text:style-name="P34"><text:tab/></text:p>
      <text:p text:style-name="P34"><text:tab/>Bu çalışmada, işbirlikçi ağın temel katmanının algoritmik kararlılığını kurmayı ve genelleme garantileri sağlamayı amaçl<text:span text:style-name="T57">amıştır</text:span>. Analiz, işbirlikçi ağlardaki hipergraf filtrelerinin tasarımına ışık tutmaktadır; örneğin, veri ve hipergraf filtrelerinin, öğrenme sürecinin uniform kararlılığını sağlamak için nasıl ölçeklendirilmesi gerektiği gibi. Gerçek dünya veri setleri üzerindeki bazı deneysel sonuçlar, teoriyi göstermek amacıyla sunulmuştur.<text:span text:style-name="T16">(13)</text:span></text:p>
      <text:p text:style-name="P35"><text:soft-page-break/></text:p>
      <text:p text:style-name="P35"><text:tab/>Son zamanlarda, Graf Sinir Ağları (GNN'ler) çeşitli alanlarda büyük başarılar elde etmiştir. Graf yapısına sahip verileri ele almak için birçok yaklaşım önerilmiştir. Ancak, bu yaklaşımların çoğu deterministik yöntemlerdir ve bu nedenle graf verilerinin doğasında bulunan belirsizliği yakalayamazlar. Bu tür sorunları ele almak için çeşitli VAE (Değişken Otomatik Kodlayıcı) tabanlı yaklaşımlar önerilmiştir. Ne yazık ki, bu tür yöntemlerin basit bir posterior (sonuç dağılımı) ve prior (öncel dağılımı) varsayımları nedeniyle, graf verilerindeki belirsizliği ele almakta yetersiz kalmaktadırlar.</text:p>
      <text:p text:style-name="P36"><text:tab/></text:p>
      <text:p text:style-name="P36"><text:tab/>Örneğin, VGAE (Değişken Graf Otomatik Kodlayıcı), posterior ve prior dağılımlarının basit Gauss dağılımları olduğunu varsayar. Ancak, bu varsayım, gerçek dağılımlarla uyumsuz olduğunda aşırı öğrenme (overfitting) sorunlarına yol açabilir. Birçok yöntem, posterior dağılım sorununu çözmeyi amaçlasa da, çoğu prior dağılımın etkisini göz ardı etmektedir. Bu nedenle, bu çalışmada, Gauss prior sorununu çözmek için yeni bir yöntem öneri<text:span text:style-name="T34">lmiştir</text:span>. Özellikle, prior dağılımın temsil gücünü artırmak amacıyla difüzyon modelini kullanarak prior dağılımı modelle<text:span text:style-name="T34">nmiştir</text:span>.</text:p>
      <text:p text:style-name="P35"/>
      <text:p text:style-name="P35"><text:tab/>Difüzyon modeli VGAE'ye entegre <text:span text:style-name="T34">edilmiştir</text:span>. İleri difüzyon sürecinde, gizli değişkenlere kademeli olarak gürültü eklenmekte ve ardından geri difüzyon süreciyle örnekler kurtarılmaktadır. Geri difüzyon sürecini gerçekleştirmek için, GCN (Graf Konvolüsyon Ağı) ve MLP (Çok Katmanlı Algılayıcı) katmanlarını birleştirerek yeni bir gürültü giderme modeli öner<text:span text:style-name="T34">ilmiştir</text:span>. Farklı veri setleri üzerinde deneyler gerçekleştirdik ve deneysel sonuçlar, yöntemimizin en iyi sonuçları elde ettiğini göstermektedir.<text:span text:style-name="T18">(14)</text:span></text:p>
      <text:p text:style-name="P35"/>
      <text:p text:style-name="P37"><text:tab/>Graf sinir ağları (GNN'ler) son yıllarda hızlı gelişmeler göstermiştir. Graf yapısına sahip verileri modelleme konusundaki büyük yetenekleri nedeniyle, GNN'ler finansal analiz, trafik tahmini ve ilaç keşfi gibi yüksek riskli senaryolar da dahil olmak üzere çeşitli uygulamalarda yaygın bir şekilde kullanılmaktadır. </text:p>
      <text:p text:style-name="P37"/>
      <text:p text:style-name="P37"><text:soft-page-break/><text:tab/>Gerçek dünyada insanlara fayda sağlama potansiyeline rağmen, son çalışmalar GNN'lerin özel bilgileri sızdırabileceğini, adversaryal saldırılara karşı savunmasız olduğunu, eğitim verilerinden toplumsal önyargıları miras alıp büyütebileceğini ve açıklanabilirlikten yoksun olduğunu göstermektedir. Bu durum, kullanıcılar ve toplum için istemeden zarara yol açma riski taşır.</text:p>
      <text:p text:style-name="P34"><text:tab/></text:p>
      <text:p text:style-name="P34"><text:tab/>Örneğin, mevcut çalışmalar, saldırganların eğitim grafiğinde fark edilmeyecek düzeyde bozulmalar yaparak GNN'leri istedikleri sonuca yönlendirebileceğini göstermektedir. Sosyal ağlarda eğitilen GNN'ler, karar süreçlerine ayrımcılık gömebilir ve istenmeyen toplumsal önyargıları güçlendirebilir. Sonuç olarak, GNN modellerinden kaynaklanabilecek zararları önlemek ve kullanıcıların GNN'lere olan güvenini artırmak için çeşitli açılardan güvenilir GNN'ler geliştirilmesi önem kazanmaktadır.</text:p>
      <text:p text:style-name="P36"><text:tab/></text:p>
      <text:p text:style-name="P36"><text:tab/>Bu makalede, GNN'lerin gizlilik, dayanıklılık, adillik ve açıklanabilirlik gibi hesaplamalı yönlerine ilişkin kapsamlı bir inceleme sunu<text:span text:style-name="T34">lmaktadır</text:span>. Her bir açıdan, ilgili yöntemlerin taksonomisini yapı<text:span text:style-name="T34">lmış</text:span> ve güvenilir GNN'lerin çeşitli kategorileri için genel çerçeveler oluşturu<text:span text:style-name="T34">lmuştur</text:span>. Ayrıca, her bir yönün gelecekteki araştırma alanlarını ve bu yönler arasındaki bağlantıları tartışarak güvenilirliği sağlamaya yönelik rehberlik sağl<text:span text:style-name="T34">anmıştır</text:span>.<text:span text:style-name="T18">(15)</text:span></text:p>
      <text:p text:style-name="P34"><text:tab/></text:p>
      <text:p text:style-name="P34"><text:tab/>Geleneksel parametrik sistem tanımlama yöntemleri genellikle hedeflenen sistem hakkında ön bilgiye dayanır; ancak bu, özellikle karmaşık sistemler için her zaman mümkün olmayabilir. Sistem tanımlama alanında sinir ağları <text:s/>giderek daha fazla benimsenmiş olsa da, çoğu çalışma, ileri analiz için yorumlanabilir parametrik modeller türetme konusunda başarısız olmuştur. Bu çalışmada, sinir ağları kullanarak yenilikçi bir uçtan uca dış girdili otoregresif (ARX) model tanımlama çerçevesi öneri<text:span text:style-name="T34">lmektedir.</text:span></text:p>
      <text:p text:style-name="P35"/>
      <text:p text:style-name="P35"><text:tab/>Modelde, sıralı bir sinir ağı yapısı tanıtılmış ve ARX modelinin hem model terimlerini hem de katsayılarını eşzamanlı olarak tanımlamak için çok görevli bir öğrenme yaklaşımıyla eğitilmiştir. Farklı senaryolarda çeşitli sinir ağı altyapıları ve farklı boyutlardaki eğitim verileriyle yapılan testler <text:soft-page-break/>aracılığıyla, önerilen çerçevenin, sonlu simülasyon eğitimi verisi ile keyfi bir kararlı ARX modelini etkili bir şekilde tanımlayabildiğini deneysel olarak göstermekteyiz. Bu çalışma, derin öğrenmenin gücünden yararlanarak parametrik sistem tanımlama için yeni bir araştırma fırsatı sunmaktadır.<text:span text:style-name="T19">(16)</text:span></text:p>
      <text:p text:style-name="P34"><text:tab/></text:p>
      <text:p text:style-name="P34"><text:tab/>Güven, makine öğrenimi (ML) modellerinin benimsenmesini etkileyen kritik bir faktördür. Kalitatif çalışmalar, özellikle tıp alanında, son kullanıcıların, karar verme sürecinde belirsizliklerini ifade edebilen modellere ihtiyaç duyduklarını ortaya koymaktadır. Bu, kullanıcıların modelin önerilerini ne zaman görmezden geleceklerini bilmelerine olanak tanır. Ancak, mevcut belirsizlik ölçüm yöntemleri ya modelden bağımsız değildir ya da sıradan kullanıcılar veya son kullanıcılar tarafından kolayca anlaşılamayan karmaşık matematiksel türevlere dayanır. Bu durum, modelin karar verme sürecini açıklama açısından bu yöntemleri daha az faydalı hale getirmektedir.</text:p>
      <text:p text:style-name="P34"><text:tab/></text:p>
      <text:p text:style-name="P34"><text:tab/>Bu çalışma, hem insan hem de <text:span text:style-name="T60">makine öğrenmesi</text:span> karar verme süreçleri için ortak öneme sahip faktörler açısından bir örneğin karmaşıklığını karakterize edebilen sınıf bağımsız meta-sezgisel bir dizi önermektedir. Bu ölçütler, yanlış sınıflandırma riskini tahmin eden bir meta-öğrenme çerçevesine entegre edilmiştir. Önerilen çerçeve, yanlış sınıflandırılma riski taşıyan örnekleri belirlemede, tahmin edilen olasılıklar ve entropi tabanlı yöntemlerden daha iyi performans göstermiştir. Ayrıca, önerilen yaklaşım, model doğruluğu ve kalibrasyonundan daha bağımsız belirsizlik tahminleri sağlamıştır.</text:p>
      <text:p text:style-name="P38"><text:tab/></text:p>
      <text:p text:style-name="P38"><text:tab/>Bu önerilen ölçütler ve çerçeve, daha karmaşık örnekler için model geliştirmeyi iyileştirme potansiyeli göstermekte ve modelin çekimser kalması ve açıklanması için yeni bir yöntem sunmaktadır.<text:span text:style-name="T19">(17)</text:span></text:p>
      <text:p text:style-name="P45"><text:tab/></text:p>
      <text:p text:style-name="P45"><text:span text:style-name="T60"><text:tab/>FL (</text:span>Feder<text:span text:style-name="T60">e Öğrenme)</text:span> , uç düğümlerin verilerini paylaşmadan, bir global modelin ortaklaşa oluşturulmasına katkıda bulunmalarını sağlar. Bu, cihazların yerel ve özel model güncellemeleri hesaplaması ve bunların bir sunucu tarafından birleştirilmesi yoluyla gerçekleştirilir. Ancak, derin öğrenme <text:s/><text:soft-page-break/>uygulamaları için tipik olan daha büyük model boyutlarında, hesaplama kaynak kısıtlamaları ve ağ iletişimi ciddi bir darboğaz haline gelebilir. </text:p>
      <text:p text:style-name="P44"/>
      <text:p text:style-name="P44"><text:tab/>Uç düğümler genellikle sınırlı donanım kaynaklarına (RAM, CPU) sahiptir ve uçta ağ bant genişliği ve güvenilirlik, federated öğrenme filolarını ölçeklendirmek için bir endişe kaynağıdır. Bu makalede, cihazlardaki kaynak kullanımını ve her global eğitim turunda sunucu ile ağ üzerindeki yükü azaltmak amacıyla transfer öğreniminden ilham alan bir <text:span text:style-name="T60">federated learning</text:span> stratejisi öneriyor ve değerlendiriyoruz. </text:p>
      <text:p text:style-name="P44"/>
      <text:p text:style-name="P44"><text:tab/>Her yerel model güncellemesi için, rastgele katmanları eğitmek üzere seçiyor ve modelin geri kalan kısmını donduruyoruz. Böylece, eğitilmeyen katman ağırlıklarını sunucuya aktarmaktan çıkararak hem sunucu yükünü hem de iletişim maliyetlerini azaltabiliyoruz. Bu çalışmanın amacı, önerilen strateji altında cihazlarda kaynak kullanımı ile global model yakınsaması arasındaki potansiyel dengeyi ampirik olarak incelemektir. </text:p>
      <text:p text:style-name="P44"/>
      <text:p text:style-name="P44"><text:tab/>Yaklaşımı, <text:span text:style-name="T60">federated learning</text:span> çerçevesi olan FEDn kullanarak uygula<text:span text:style-name="T30">nmıştır</text:span>. CIFAR-10, CASA ve IMDB gibi farklı veri kümeleri üzerinde, farklı <text:span text:style-name="T60">derin öğrenme</text:span> model mimarileri kullanılarak çeşitli deneyler gerçekleştirilmiştir. Sonuçlar, modelin kısmen eğitilmesinin eğitim sürecini hızlandırabildiğini, cihazdaki kaynakları verimli kullandığını ve verilerin aktarımını, model katmanlarının %25'ini ve %50'sini eğittiğimizde sırasıyla %75 ve %53 oranında azaltabildiğini göstermektedir. </text:p>
      <text:p text:style-name="P44"/>
      <text:p text:style-name="P44"><text:tab/><text:span text:style-name="T30">S</text:span>onuçlar, eğitim sürecine katılan istemci sayısı ile her bir istemcide eğitilmesi gereken katman sayısı arasında negatif bir ilişki olduğunu göstermektedir. İstemci sayısı arttıkça, gereken katman sayısında azalma görülmektedir. Bu gözlem, özellikle cihazlar arası kullanım senaryolarında yaklaşımın potansiyelini vurgulamaktadır.<text:span text:style-name="T21">(19)</text:span></text:p>
      <text:p text:style-name="P37"><text:tab/></text:p>
      <text:p text:style-name="P37"><text:soft-page-break/><text:tab/>Yapay zeka (AI) alanındaki gelişmeler, onun günlük yaşamın birçok alanında uygulanmasını sağlamıştır. Kontrol mühendisliği bağlamında, <text:span text:style-name="T31">P</text:span>ekiştirmeli öğrenme (<text:span text:style-name="T31">reinforcement learning</text:span>), bir ajanın çevresiyle serbestçe etkileşim kurarak optimal bir strateji bulmasına olanak tanıma fikrine dayandığından, özellikle umut verici bir yaklaşımı temsil etmektedir. </text:p>
      <text:p text:style-name="P37"><text:tab/></text:p>
      <text:p text:style-name="P37"><text:tab/>Profesyonellerin <text:span text:style-name="T31">pekiştirmeli öğrenme</text:span> ajanlarını eğitirken ve dağıtırken karşılaştığı zorluklardan biri, bu ajanların genellikle belirli gömülü cihazlarda çalışmak zorunda olmasıdır. Bunun nedeni, mevcut bir araç zincirine entegrasyon ya da gerçek zamanlı kısıtlamalar gibi belirli performans kriterlerini karşılamak olabilir. Ancak, geleneksel <text:span text:style-name="T31">pekiştirmeli öğrenme</text:span> kütüphaneleri bu tür donanımlarla kolayca kullanılamaz. </text:p>
      <text:p text:style-name="P37"><text:tab/></text:p>
      <text:p text:style-name="P37"><text:tab/>Bu makalede, bu boşluğu doldurmayı amaçlayan ve kullanıcılara açık kaynaklı RLlib kütüphanesi kullanarak gömülü sistemlerde ajan eğitimi için ücretsiz ve açık kaynaklı bir araç sağlayan LExCI (Learning and Experiencing Cycle Interface) adlı bir çerçeveyi sunuyoruz. Çerçevenin işletilebilirliği, iki modern RL algoritması ve hızlı kontrol prototipleme sistemiyle gösterilmektedir.<text:span text:style-name="T22">(20)</text:span></text:p>
      <text:p text:style-name="P46"><text:tab/></text:p>
      <text:p text:style-name="P37"><text:span text:style-name="T22"><text:tab/>M</text:span>akine öğrenimi (ML) alanında model sıkıştırma tekniklerini eleştirel bir şekilde inceleyerek, bu tekniklerin mobil cihazlar, edge computing ve Nesnelerin İnterneti (IoT) sistemleri gibi kaynak kısıtlı ortamlarda model verimliliğini artırmadaki rolüne vurgu yapmaktadır. </text:p>
      <text:p text:style-name="P37"/>
      <text:p text:style-name="P37"><text:tab/>Sıkıştırma teknikleri ve hafif tasarım mimarileri sistematik bir şekilde incelenerek, operasyonel bağlamları ve etkinlikleri hakkında kapsamlı bir anlayış sunulmaktadır. Bu stratejilerin sentezi, model performansı ile hesaplama talebi arasındaki dinamik etkileşimi ortaya koyarak, optimal uygulamalar için gereken dengeyi vurgulamaktadır.</text:p>
      <text:p text:style-name="P37"><text:tab/></text:p>
      <text:p text:style-name="P37"><text:soft-page-break/><text:tab/>Makine öğrenimi (ML) modelleri giderek daha karmaşık ve veri yoğun hale geldikçe, hesaplama kaynaklarına ve belleğe olan talep de aynı oranda artmaktadır. Bu artış, özellikle donanım yeteneklerinin sınırlı olduğu gerçek dünya uygulamaları için önemli zorluklar ortaya çıkarmaktadır. Bu nedenle, model sıkıştırma teknikleri yalnızca avantajlı değil, aynı zamanda bu modellerin çeşitli alanlarda yüksek performansı koruyarak aşırı kaynak gereksinimleri olmaksızın kullanılabilmesi için gereklidir. <text:tab/></text:p>
      <text:p text:style-name="P47"><text:tab/></text:p>
      <text:p text:style-name="P36"><text:span text:style-name="T30"><text:tab/>B</text:span>u inceleme, model sıkıştırmanın sürdürülebilir yapay zeka <text:s/>geliştirmedeki önemini vurgulamaktadır. Birden fazla sıkıştırma tekniğini birleştiren hibrit yöntemlerin tanıtılması, üstün performans ve verimlilik sağlamayı vaat etmektedir. Bunun yanı sıra, belirli uygulama ihtiyaçlarına göre en uygun sıkıştırma stratejisini seçebilen akıllı çerçevelerin geliştirilmesi, alanın ilerlemesi için kritik bir öneme sahiptir.</text:p>
      <text:p text:style-name="P35"/>
      <text:p text:style-name="P35"><text:tab/>Tartışılan pratik örnekler ve mühendislik uygulamaları, bu tekniklerin gerçek dünyadaki etkisini göstermektedir. Model karmaşıklığı ile hesaplama verimliliği arasındaki dengeyi optimize ederek, model sıkıştırma, AI teknolojisindeki ilerlemelerin sürdürülebilir ve geniş çapta uygulanabilir olmasını sağlamaktadır. Bu kapsamlı inceleme, akademik tartışmalara katkıda bulunarak, verimli ve sorumlu makine öğrenimi uygulamaları için yenilikçi çözümlere rehberlik etmekte ve alanın gelecekteki ilerlemeleri için bir yol açmaktadır.</text:p>
      <text:p text:style-name="P35"/>
      <text:p text:style-name="P37"><text:span text:style-name="T30"><text:tab/>M</text:span>akine öğrenimi alanında model sıkıştırma tekniklerini eleştirel bir şekilde inceleyerek, bu tekniklerin mobil cihazlar, edge computing ve Nesnelerin İnterneti sistemleri gibi kaynak kısıtlı ortamlarda model verimliliğini artırmadaki rolüne vurgu yapmaktadır. </text:p>
      <text:p text:style-name="P37"/>
      <text:p text:style-name="P37"><text:tab/>Sıkıştırma teknikleri ve hafif tasarım mimarileri sistematik bir şekilde incelenerek, operasyonel bağlamları ve etkinlikleri hakkında kapsamlı bir anlayış sunulmaktadır. Bu stratejilerin sentezi, model performansı ile hesaplama <text:soft-page-break/>talebi arasındaki dinamik etkileşimi ortaya koyarak, optimal uygulamalar için gereken dengeyi vurgulamaktadır.</text:p>
      <text:p text:style-name="P35"/>
      <text:p text:style-name="P39"><text:tab/>Makine öğrenimi modelleri giderek daha karmaşık ve veri yoğun hale geldikçe, hesaplama kaynaklarına ve belleğe olan talep de aynı oranda artmaktadır. Bu artış, özellikle donanım yeteneklerinin sınırlı olduğu gerçek dünya uygulamaları için önemli zorluklar ortaya çıkarmaktadır. Bu nedenle, model sıkıştırma teknikleri yalnızca avantajlı değil, aynı zamanda bu modellerin çeşitli alanlarda yüksek performansı koruyarak aşırı kaynak gereksinimleri olmaksızın kullanılabilmesi için gereklidir. </text:p>
      <text:p text:style-name="P36"/>
      <text:p text:style-name="P36"><text:span text:style-name="T30"><text:tab/>B</text:span>u inceleme, model sıkıştırmanın sürdürülebilir yapay zeka <text:s/>geliştirmedeki önemini vurgulamaktadır. Birden fazla sıkıştırma tekniğini birleştiren hibrit yöntemlerin tanıtılması, üstün performans ve verimlilik sağlamayı vaat etmektedir. Bunun yanı sıra, belirli uygulama ihtiyaçlarına göre en uygun sıkıştırma stratejisini seçebilen akıllı çerçevelerin geliştirilmesi, alanın ilerlemesi için kritik bir öneme sahiptir.</text:p>
      <text:p text:style-name="P36"><text:tab/></text:p>
      <text:p text:style-name="P36"><text:tab/>Tartışılan pratik örnekler ve mühendislik uygulamaları, bu tekniklerin gerçek dünyadaki etkisini göstermektedir. Model karmaşıklığı ile hesaplama verimliliği arasındaki dengeyi optimize ederek, model sıkıştırma, AI teknolojisindeki ilerlemelerin sürdürülebilir ve geniş çapta uygulanabilir olmasını sağlamaktadır. Bu kapsamlı inceleme, akademik tartışmalara katkıda bulunarak, verimli ve sorumlu makine öğrenimi uygulamaları için yenilikçi çözümlere rehberlik etmekte ve alanın gelecekteki ilerlemeleri için bir yol açmaktadır.<text:span text:style-name="T23">(22)</text:span></text:p>
      <text:p text:style-name="P35"/>
      <text:p text:style-name="P3"><text:span text:style-name="T48"><text:tab/>Görsel-Dil Ön Eğitim (VLP) modelleri, doğal dili görsel veriyle ilişkilendirme konusunda umut verici yetenekler göstermiş ve çok çeşitli çapraz-mod görevlerini kolaylaştırmıştır. Ancak, modelin ön eğitim ve ince ayar (fine-tuning) aşamalarındaki hedef biçimleri arasında önemli bir boşluk bulunduğu görülmektedir. Bu durum, VLP modellerinin görsel ilişkilendirme yeteneklerini aşağı yönlü görevler için harekete geçirmek amacıyla büyük miktarda etiketli </text:span><text:soft-page-break/><text:span text:style-name="T48">veri gereksinimini doğurmaktadır. </text:span><text:span text:style-name="T50">Bu zorluğun üstesinden gelmek için, VLP modelleri için yeni bir ayar paradigması olan </text:span><text:span text:style-name="Strong_20_Emphasis"><text:span text:style-name="T50">Renk Tabanlı İpucu Ayarlama (CPT)</text:span></text:span><text:span text:style-name="T50">'yi </text:span><text:span text:style-name="T51">önerilmiştir. </text:span><text:span text:style-name="T48"><text:tab/></text:span></text:p>
      <text:p text:style-name="P55"><text:tab/>CPT, görsel ilişkilendirme problemini, görüntü ve metindeki renk tabanlı eş referans işaretleriyle bir "boşluk doldurma" problemine dönüştürerek bu boşluğu en aza indirmektedir. Bu yaklaşımla, CPT, VLP modellerine güçlü az veriyle (few-shot) ve hatta sıfır veriyle (zero-shot) görsel ilişkilendirme yetenekleri kazandırmaktadır.</text:p>
      <text:p text:style-name="P36"><text:tab/></text:p>
      <text:p text:style-name="P36"><text:tab/>Kapsamlı deneysel sonuçlar, CPT'nin sıfır/az veriyle görsel ilişkilendirme performansında (örneğin, RefCOCO değerlendirmesinde %75.1 sıfır veri doğruluğu) son teknoloji seviyesine ulaştığını ve ince ayar yapılmış ya da başka ipucu tabanlı modelleri büyük bir farkla geride bıraktığını göstermektedir. Ayrıca, CPT, görsel ilişki tespiti, görsel sağduyu çıkarımı ve görsel soru cevaplama gibi diğer görsel-dil görevlerinde de umut verici sıfır/az veriyle performans elde etmek için kolayca genişletilebilir. <text:span text:style-name="T24">(23)</text:span></text:p>
      <text:p text:style-name="P35"/>
      <text:p text:style-name="P7"><text:span text:style-name="T48"><text:tab/></text:span><text:span text:style-name="T50">E-ticaretin giderek artan popülerliği, kullanıcıları finansal ve veri güvenliği risklerine maruz bırakabilmekte ve e-ticaret platformlarının itibarına zarar verebilen sahte reklamların yayılmasına neden olabilmektedir. Bu nedenle, sahte reklamların tespit edilmesi ve kaldırılması, e-ticaret sitelerinin güvenilirliği ve başarısı açısından büyük önem taşımaktadır.</text:span></text:p>
      <text:p text:style-name="P48"/>
      <text:p text:style-name="P48"><text:tab/>Bu çalışmada, sahte çevrimiçi reklamları tespit etmek ve filtrelemek amacıyla geliştirilen yeni bir uçtan uca makine öğrenimi sistemi olan FADAML önerilmektedir. Önerilen sistem, çok modlu makine öğrenimi ve otomatik makine öğrenimi tekniklerini bir araya getirerek yüksek bir tespit oranı sağlamaktadır.</text:p>
      <text:p text:style-name="P48"/>
      <text:p text:style-name="P52"><text:tab/></text:p>
      <text:p text:style-name="P52"><text:tab/>Gerçekleştirilen vaka çalışmasında, FADAML, popüler Vietnam emlak sitelerinde yer alan sahte reklamları tespit etmek amacıyla uygulanmıştır. Elde <text:soft-page-break/>edilen deneysel sonuçlar, sistemin %91.5 tespit doğruluğuna ulaştığını ve üç farklı en gelişmiş sahte haber tespit sistemiyle kıyaslandığında önemli ölçüde daha iyi bir performans sergilediğini ortaya koymaktadır.</text:p>
      <text:p text:style-name="P56">(24)</text:p>
      <text:p text:style-name="P35"/>
      <text:p text:style-name="P3"><text:span text:style-name="T48"><text:tab/></text:span><text:span text:style-name="T50">Tablolu veri sentezi, özgün zorluklar sunmakta ve Varyasyonel Otomatik Kodlayıcılar (VAE) ile Üretici Çekişmeli Ağların (GAN) uygulamalarına rağmen Transformer modelleri bu alanda yeterince araştırılmamıştır. Bu boşluğu gidermek için, karmaşık veri dağılımlarını yakalamak amacıyla dikkat mekanizmasını kullanan </text:span><text:span text:style-name="Strong_20_Emphasis"><text:span text:style-name="T50">Transformer tabanlı Tablolu Varyasyonel Otomatik Kodlayıcı (TTVAE)</text:span></text:span><text:span text:style-name="T50"> modelini öneri</text:span><text:span text:style-name="T52">lmektedir</text:span><text:span text:style-name="T50">.</text:span></text:p>
      <text:p text:style-name="P50"><text:tab/></text:p>
      <text:p text:style-name="P36"><text:tab/>Dikkat mekanizmasının eklenmesi, modelimizin heterojen özellikler arasındaki karmaşık ilişkileri anlamasını sağlamaktadır; bu, geleneksel yöntemlerin genellikle zorlandığı bir görevdir. TTVAE, veri üretim sürecinde gizli alan (latent space) içindeki interpolasyonu kolaylaştırır. Özel olarak, TTVAE bir kez eğitilerek gerçek verilerin düşük boyutlu bir temsili oluşturulur ve ardından çeşitli gizli interpolasyon yöntemleriyle sentetik gizli noktalar verimli bir şekilde üretilebilir.</text:p>
      <text:p text:style-name="P35"/>
      <text:p text:style-name="P35"><text:tab/>Çeşitli veri kümeleri üzerinde yapılan kapsamlı deneyler, TTVAE'nin farklı özellik türleri ve veri boyutlarında tutarlı bir şekilde en yüksek performansa ulaştığını ve uyarlanabilirliğini vurgulamaktadır. Dikkat mekanizması ve interpolasyon entegrasyonuyla güçlendirilen bu yenilikçi yaklaşım, tablolalı veri sentezinin karmaşık zorluklarını ele alarak TTVAE'yi güçlü bir çözüm olarak konumlandırmaktadır.<text:span text:style-name="T26">(25)</text:span></text:p>
      <text:p text:style-name="P35"/>
      <text:p text:style-name="P53">Applied Intelligence (2024) 54:10833–10911(1)</text:p>
      <text:p text:style-name="P33"/>
      <text:p text:style-name="P33">Artificial Intelligence 338 (2025) 104238<text:span text:style-name="T1">(2)</text:span></text:p>
      <text:p text:style-name="P33"/>
      <text:p text:style-name="P33">Artificial Intelligence 338 (2025) 104245<text:span text:style-name="T2">(3)</text:span></text:p>
      <text:p text:style-name="P33"/>
      <text:p text:style-name="P33"><text:soft-page-break/>AI Open 5 (2024) 39–45 <text:span text:style-name="T7">(4)</text:span></text:p>
      <text:p text:style-name="P33"/>
      <text:p text:style-name="P33">AI Open 5 (2024) 55–69<text:span text:style-name="T6">(5)</text:span></text:p>
      <text:p text:style-name="P33"/>
      <text:p text:style-name="P33">Artificial Intelligence 339 (2025) 104244<text:span text:style-name="T10">(6)</text:span></text:p>
      <text:p text:style-name="P42"/>
      <text:p text:style-name="P42">Artificial Intelligence 340 (2025) 104277 (7)</text:p>
      <text:p text:style-name="P42"/>
      <text:p text:style-name="P42">AI Open 5 (2024) 1–9(8)</text:p>
      <text:p text:style-name="P42"/>
      <text:p text:style-name="P42">Applied Intelligence (2025) 55:263<text:span text:style-name="T12">(9)</text:span></text:p>
      <text:p text:style-name="P42"/>
      <text:p text:style-name="P42">Applied Intelligence <text:s/>(2025) 55:328<text:span text:style-name="T16">(10)</text:span></text:p>
      <text:p text:style-name="P42"/>
      <text:p text:style-name="P8"><text:a xlink:type="simple" xlink:href="https://doi.org/10.1007/s10489-024-06198-z(11)" text:style-name="Internet_20_link" text:visited-style-name="Visited_20_Internet_20_Link"><text:span text:style-name="T48">https://doi.org/10.1007/s10489-024-06198-z</text:span></text:a><text:a xlink:type="simple" xlink:href="https://doi.org/10.1007/s10489-024-06198-z(11)" text:style-name="Internet_20_link" text:visited-style-name="Visited_20_Internet_20_Link"><text:span text:style-name="T49">(11)</text:span></text:a></text:p>
      <text:p text:style-name="P42"/>
      <text:p text:style-name="P42">Applied Intelligence (2025) 55:237<text:span text:style-name="T17">(12)</text:span></text:p>
      <text:p text:style-name="P42"/>
      <text:p text:style-name="P42">Machine Intelligence Research 21(1), February 2024, 184-196<text:span text:style-name="T17">(13)</text:span></text:p>
      <text:p text:style-name="P42"/>
      <text:p text:style-name="P42">Applied Intelligence (2025) 55:90<text:span text:style-name="T18">(14)</text:span></text:p>
      <text:p text:style-name="P42"/>
      <text:p text:style-name="P42">Machine Intelligence Researc<text:span text:style-name="T18">h </text:span>21(6), December 2024, 1011-1061<text:span text:style-name="T18">(15)</text:span></text:p>
      <text:p text:style-name="P42"/>
      <text:p text:style-name="P42">Machine Intelligence Research22(1), February 2025, 117-130<text:span text:style-name="T20">(16)</text:span></text:p>
      <text:p text:style-name="P42"/>
      <text:p text:style-name="P42">Applied Intelligence (2025) 55:319<text:span text:style-name="T19">(17)</text:span></text:p>
      <text:p text:style-name="P42"/>
      <text:p text:style-name="P42">Progress in Artificial Intelligence (2024) 13:31–50<text:span text:style-name="T20">(18)</text:span></text:p>
      <text:p text:style-name="P42"/>
      <text:p text:style-name="P42">Progress in Artificial Intelligence (2024) 13:101–117<text:span text:style-name="T21">(19)</text:span></text:p>
      <text:p text:style-name="P42"/>
      <text:p text:style-name="P42">Applied Intelligence (2024) 54:8384–8398 <text:span text:style-name="T22">(20)</text:span></text:p>
      <text:p text:style-name="P42"/>
      <text:p text:style-name="P42">Applied Intelligence (2024) 54:11804–11844<text:span text:style-name="T23">(22)</text:span></text:p>
      <text:p text:style-name="P42"/>
      <text:p text:style-name="P43">AI Open 5 (2024) 30–38 (23)</text:p>
      <text:p text:style-name="P42"/>
      <text:p text:style-name="P42">Applied Intelligence (2025) 55:367 <text:span text:style-name="T25">(24)</text:span></text:p>
      <text:p text:style-name="P42"/>
      <text:p text:style-name="P42">Applied Intelligence (2024) 54:10374–10385(2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d7a7a" officeooo:paragraph-rsid="003d7a7a"/>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07:55:10.989387546</meta:creation-date>
    <dc:date>2025-03-07T16:51:22.817991354</dc:date>
    <meta:editing-duration>PT3H56M18S</meta:editing-duration>
    <meta:editing-cycles>26</meta:editing-cycles>
    <meta:generator>LibreOffice/7.3.7.2$Linux_X86_64 LibreOffice_project/30$Build-2</meta:generator>
    <meta:document-statistic meta:table-count="0" meta:image-count="0" meta:object-count="0" meta:page-count="21" meta:paragraph-count="171" meta:word-count="4584" meta:character-count="38804" meta:non-whitespace-character-count="34171"/>
  </office:meta>
</office:document-meta>
</file>